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LTT</text:p>
          </table:table-cell>
          <table:table-cell office:value-type="string" calcext:value-type="string">
            <text:p>O16_D</text:p>
          </table:table-cell>
          <table:table-cell office:value-type="string" calcext:value-type="string">
            <text:p>O16_T</text:p>
          </table:table-cell>
          <table:table-cell office:value-type="string" calcext:value-type="string">
            <text:p>O16_1_D</text:p>
          </table:table-cell>
          <table:table-cell office:value-type="string" calcext:value-type="string">
            <text:p>O16_1_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.443" calcext:value-type="float">
            <text:p>157.443</text:p>
          </table:table-cell>
          <table:table-cell office:value-type="float" office:value="110.202" calcext:value-type="float">
            <text:p>110.202</text:p>
          </table:table-cell>
          <table:table-cell office:value-type="float" office:value="87.3066" calcext:value-type="float">
            <text:p>87.3066</text:p>
          </table:table-cell>
          <table:table-cell office:value-type="float" office:value="87.3102" calcext:value-type="float">
            <text:p>87.3102</text:p>
          </table:table-cell>
          <table:table-cell office:value-type="float" office:value="154.057" calcext:value-type="float">
            <text:p>154.057</text:p>
          </table:table-cell>
          <table:table-cell office:value-type="float" office:value="110.719" calcext:value-type="float">
            <text:p>110.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.949" calcext:value-type="float">
            <text:p>154.949</text:p>
          </table:table-cell>
          <table:table-cell office:value-type="float" office:value="110.925" calcext:value-type="float">
            <text:p>110.925</text:p>
          </table:table-cell>
          <table:table-cell office:value-type="float" office:value="317.623" calcext:value-type="float">
            <text:p>317.623</text:p>
          </table:table-cell>
          <table:table-cell office:value-type="float" office:value="223.868" calcext:value-type="float">
            <text:p>223.868</text:p>
          </table:table-cell>
          <table:table-cell office:value-type="float" office:value="154.205" calcext:value-type="float">
            <text:p>154.205</text:p>
          </table:table-cell>
          <table:table-cell office:value-type="float" office:value="111.732" calcext:value-type="float">
            <text:p>111.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.854" calcext:value-type="float">
            <text:p>158.854</text:p>
          </table:table-cell>
          <table:table-cell office:value-type="float" office:value="111.589" calcext:value-type="float">
            <text:p>111.589</text:p>
          </table:table-cell>
          <table:table-cell office:value-type="float" office:value="461.126" calcext:value-type="float">
            <text:p>461.126</text:p>
          </table:table-cell>
          <table:table-cell office:value-type="float" office:value="295.433" calcext:value-type="float">
            <text:p>295.433</text:p>
          </table:table-cell>
          <table:table-cell office:value-type="float" office:value="157.8" calcext:value-type="float">
            <text:p>157.8</text:p>
          </table:table-cell>
          <table:table-cell office:value-type="float" office:value="112.978" calcext:value-type="float">
            <text:p>112.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.382" calcext:value-type="float">
            <text:p>158.382</text:p>
          </table:table-cell>
          <table:table-cell office:value-type="float" office:value="110.882" calcext:value-type="float">
            <text:p>110.882</text:p>
          </table:table-cell>
          <table:table-cell office:value-type="float" office:value="397.488" calcext:value-type="float">
            <text:p>397.488</text:p>
          </table:table-cell>
          <table:table-cell office:value-type="float" office:value="287.038" calcext:value-type="float">
            <text:p>287.038</text:p>
          </table:table-cell>
          <table:table-cell office:value-type="float" office:value="155.495" calcext:value-type="float">
            <text:p>155.495</text:p>
          </table:table-cell>
          <table:table-cell office:value-type="float" office:value="113.86" calcext:value-type="float">
            <text:p>113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.642" calcext:value-type="float">
            <text:p>164.642</text:p>
          </table:table-cell>
          <table:table-cell office:value-type="float" office:value="113.176" calcext:value-type="float">
            <text:p>113.176</text:p>
          </table:table-cell>
          <table:table-cell office:value-type="float" office:value="528.521" calcext:value-type="float">
            <text:p>528.521</text:p>
          </table:table-cell>
          <table:table-cell office:value-type="float" office:value="327.347" calcext:value-type="float">
            <text:p>327.347</text:p>
          </table:table-cell>
          <table:table-cell office:value-type="float" office:value="162.896" calcext:value-type="float">
            <text:p>162.896</text:p>
          </table:table-cell>
          <table:table-cell office:value-type="float" office:value="115.896" calcext:value-type="float">
            <text:p>115.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.204" calcext:value-type="float">
            <text:p>166.204</text:p>
          </table:table-cell>
          <table:table-cell office:value-type="float" office:value="113.954" calcext:value-type="float">
            <text:p>113.954</text:p>
          </table:table-cell>
          <table:table-cell office:value-type="float" office:value="556.991" calcext:value-type="float">
            <text:p>556.991</text:p>
          </table:table-cell>
          <table:table-cell office:value-type="float" office:value="294.119" calcext:value-type="float">
            <text:p>294.119</text:p>
          </table:table-cell>
          <table:table-cell office:value-type="float" office:value="162.525" calcext:value-type="float">
            <text:p>162.525</text:p>
          </table:table-cell>
          <table:table-cell office:value-type="float" office:value="116.87" calcext:value-type="float">
            <text:p>116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9.515" calcext:value-type="float">
            <text:p>169.515</text:p>
          </table:table-cell>
          <table:table-cell office:value-type="float" office:value="114.931" calcext:value-type="float">
            <text:p>114.931</text:p>
          </table:table-cell>
          <table:table-cell office:value-type="float" office:value="252.589" calcext:value-type="float">
            <text:p>252.589</text:p>
          </table:table-cell>
          <table:table-cell office:value-type="float" office:value="203.327" calcext:value-type="float">
            <text:p>203.327</text:p>
          </table:table-cell>
          <table:table-cell office:value-type="float" office:value="168.286" calcext:value-type="float">
            <text:p>168.286</text:p>
          </table:table-cell>
          <table:table-cell office:value-type="float" office:value="118.762" calcext:value-type="float">
            <text:p>118.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.68" calcext:value-type="float">
            <text:p>169.68</text:p>
          </table:table-cell>
          <table:table-cell office:value-type="float" office:value="115.577" calcext:value-type="float">
            <text:p>115.577</text:p>
          </table:table-cell>
          <table:table-cell office:value-type="float" office:value="355.731" calcext:value-type="float">
            <text:p>355.731</text:p>
          </table:table-cell>
          <table:table-cell office:value-type="float" office:value="249.656" calcext:value-type="float">
            <text:p>249.656</text:p>
          </table:table-cell>
          <table:table-cell office:value-type="float" office:value="168.663" calcext:value-type="float">
            <text:p>168.663</text:p>
          </table:table-cell>
          <table:table-cell office:value-type="float" office:value="119.896" calcext:value-type="float">
            <text:p>119.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.742" calcext:value-type="float">
            <text:p>172.742</text:p>
          </table:table-cell>
          <table:table-cell office:value-type="float" office:value="116.497" calcext:value-type="float">
            <text:p>116.497</text:p>
          </table:table-cell>
          <table:table-cell office:value-type="float" office:value="437.032" calcext:value-type="float">
            <text:p>437.032</text:p>
          </table:table-cell>
          <table:table-cell office:value-type="float" office:value="261.604" calcext:value-type="float">
            <text:p>261.604</text:p>
          </table:table-cell>
          <table:table-cell office:value-type="float" office:value="171.518" calcext:value-type="float">
            <text:p>171.518</text:p>
          </table:table-cell>
          <table:table-cell office:value-type="float" office:value="121.34" calcext:value-type="float">
            <text:p>121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.389" calcext:value-type="float">
            <text:p>177.389</text:p>
          </table:table-cell>
          <table:table-cell office:value-type="float" office:value="118.017" calcext:value-type="float">
            <text:p>118.017</text:p>
          </table:table-cell>
          <table:table-cell office:value-type="float" office:value="407.924" calcext:value-type="float">
            <text:p>407.924</text:p>
          </table:table-cell>
          <table:table-cell office:value-type="float" office:value="285.436" calcext:value-type="float">
            <text:p>285.436</text:p>
          </table:table-cell>
          <table:table-cell office:value-type="float" office:value="175.293" calcext:value-type="float">
            <text:p>175.293</text:p>
          </table:table-cell>
          <table:table-cell office:value-type="float" office:value="122.781" calcext:value-type="float">
            <text:p>122.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.355" calcext:value-type="float">
            <text:p>173.355</text:p>
          </table:table-cell>
          <table:table-cell office:value-type="float" office:value="118.159" calcext:value-type="float">
            <text:p>118.159</text:p>
          </table:table-cell>
          <table:table-cell office:value-type="float" office:value="607.061" calcext:value-type="float">
            <text:p>607.061</text:p>
          </table:table-cell>
          <table:table-cell office:value-type="float" office:value="336.619" calcext:value-type="float">
            <text:p>336.619</text:p>
          </table:table-cell>
          <table:table-cell office:value-type="float" office:value="171.93" calcext:value-type="float">
            <text:p>171.93</text:p>
          </table:table-cell>
          <table:table-cell office:value-type="float" office:value="123.575" calcext:value-type="float">
            <text:p>123.5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7.499" calcext:value-type="float">
            <text:p>177.499</text:p>
          </table:table-cell>
          <table:table-cell office:value-type="float" office:value="119.462" calcext:value-type="float">
            <text:p>119.462</text:p>
          </table:table-cell>
          <table:table-cell office:value-type="float" office:value="548.935" calcext:value-type="float">
            <text:p>548.935</text:p>
          </table:table-cell>
          <table:table-cell office:value-type="float" office:value="253.122" calcext:value-type="float">
            <text:p>253.122</text:p>
          </table:table-cell>
          <table:table-cell office:value-type="float" office:value="176.829" calcext:value-type="float">
            <text:p>176.829</text:p>
          </table:table-cell>
          <table:table-cell office:value-type="float" office:value="125.513" calcext:value-type="float">
            <text:p>125.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.036" calcext:value-type="float">
            <text:p>183.036</text:p>
          </table:table-cell>
          <table:table-cell office:value-type="float" office:value="120.35" calcext:value-type="float">
            <text:p>120.35</text:p>
          </table:table-cell>
          <table:table-cell office:value-type="float" office:value="129.341" calcext:value-type="float">
            <text:p>129.341</text:p>
          </table:table-cell>
          <table:table-cell office:value-type="float" office:value="125.469" calcext:value-type="float">
            <text:p>125.469</text:p>
          </table:table-cell>
          <table:table-cell office:value-type="float" office:value="181.415" calcext:value-type="float">
            <text:p>181.415</text:p>
          </table:table-cell>
          <table:table-cell office:value-type="float" office:value="127.46" calcext:value-type="float">
            <text:p>127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.848" calcext:value-type="float">
            <text:p>187.848</text:p>
          </table:table-cell>
          <table:table-cell office:value-type="float" office:value="121.762" calcext:value-type="float">
            <text:p>121.762</text:p>
          </table:table-cell>
          <table:table-cell office:value-type="float" office:value="204.375" calcext:value-type="float">
            <text:p>204.375</text:p>
          </table:table-cell>
          <table:table-cell office:value-type="float" office:value="164.755" calcext:value-type="float">
            <text:p>164.755</text:p>
          </table:table-cell>
          <table:table-cell office:value-type="float" office:value="187.029" calcext:value-type="float">
            <text:p>187.029</text:p>
          </table:table-cell>
          <table:table-cell office:value-type="float" office:value="129.189" calcext:value-type="float">
            <text:p>129.1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.595" calcext:value-type="float">
            <text:p>187.595</text:p>
          </table:table-cell>
          <table:table-cell office:value-type="float" office:value="122.214" calcext:value-type="float">
            <text:p>122.214</text:p>
          </table:table-cell>
          <table:table-cell office:value-type="float" office:value="272.449" calcext:value-type="float">
            <text:p>272.449</text:p>
          </table:table-cell>
          <table:table-cell office:value-type="float" office:value="200.1" calcext:value-type="float">
            <text:p>200.1</text:p>
          </table:table-cell>
          <table:table-cell office:value-type="float" office:value="187.083" calcext:value-type="float">
            <text:p>187.083</text:p>
          </table:table-cell>
          <table:table-cell office:value-type="float" office:value="130.092" calcext:value-type="float">
            <text:p>130.0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6.144" calcext:value-type="float">
            <text:p>186.144</text:p>
          </table:table-cell>
          <table:table-cell office:value-type="float" office:value="122.742" calcext:value-type="float">
            <text:p>122.742</text:p>
          </table:table-cell>
          <table:table-cell office:value-type="float" office:value="421.973" calcext:value-type="float">
            <text:p>421.973</text:p>
          </table:table-cell>
          <table:table-cell office:value-type="float" office:value="237.194" calcext:value-type="float">
            <text:p>237.194</text:p>
          </table:table-cell>
          <table:table-cell office:value-type="float" office:value="184.687" calcext:value-type="float">
            <text:p>184.687</text:p>
          </table:table-cell>
          <table:table-cell office:value-type="float" office:value="130.699" calcext:value-type="float">
            <text:p>130.6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.606" calcext:value-type="float">
            <text:p>182.606</text:p>
          </table:table-cell>
          <table:table-cell office:value-type="float" office:value="123.365" calcext:value-type="float">
            <text:p>123.365</text:p>
          </table:table-cell>
          <table:table-cell office:value-type="float" office:value="345.753" calcext:value-type="float">
            <text:p>345.753</text:p>
          </table:table-cell>
          <table:table-cell office:value-type="float" office:value="175.36" calcext:value-type="float">
            <text:p>175.36</text:p>
          </table:table-cell>
          <table:table-cell office:value-type="float" office:value="181.641" calcext:value-type="float">
            <text:p>181.641</text:p>
          </table:table-cell>
          <table:table-cell office:value-type="float" office:value="131.494" calcext:value-type="float">
            <text:p>131.4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.246" calcext:value-type="float">
            <text:p>186.246</text:p>
          </table:table-cell>
          <table:table-cell office:value-type="float" office:value="124.827" calcext:value-type="float">
            <text:p>124.827</text:p>
          </table:table-cell>
          <table:table-cell office:value-type="float" office:value="162.582" calcext:value-type="float">
            <text:p>162.582</text:p>
          </table:table-cell>
          <table:table-cell office:value-type="float" office:value="152.644" calcext:value-type="float">
            <text:p>152.644</text:p>
          </table:table-cell>
          <table:table-cell office:value-type="float" office:value="184.494" calcext:value-type="float">
            <text:p>184.494</text:p>
          </table:table-cell>
          <table:table-cell office:value-type="float" office:value="133.43" calcext:value-type="float">
            <text:p>133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4.77" calcext:value-type="float">
            <text:p>184.77</text:p>
          </table:table-cell>
          <table:table-cell office:value-type="float" office:value="125.28" calcext:value-type="float">
            <text:p>125.28</text:p>
          </table:table-cell>
          <table:table-cell office:value-type="float" office:value="199.521" calcext:value-type="float">
            <text:p>199.521</text:p>
          </table:table-cell>
          <table:table-cell office:value-type="float" office:value="181.789" calcext:value-type="float">
            <text:p>181.789</text:p>
          </table:table-cell>
          <table:table-cell office:value-type="float" office:value="184.156" calcext:value-type="float">
            <text:p>184.156</text:p>
          </table:table-cell>
          <table:table-cell office:value-type="float" office:value="134.885" calcext:value-type="float">
            <text:p>134.8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.549" calcext:value-type="float">
            <text:p>190.549</text:p>
          </table:table-cell>
          <table:table-cell office:value-type="float" office:value="127.269" calcext:value-type="float">
            <text:p>127.269</text:p>
          </table:table-cell>
          <table:table-cell office:value-type="float" office:value="228.735" calcext:value-type="float">
            <text:p>228.735</text:p>
          </table:table-cell>
          <table:table-cell office:value-type="float" office:value="203.388" calcext:value-type="float">
            <text:p>203.388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137.189" calcext:value-type="float">
            <text:p>137.1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.17" calcext:value-type="float">
            <text:p>196.17</text:p>
          </table:table-cell>
          <table:table-cell office:value-type="float" office:value="128.617" calcext:value-type="float">
            <text:p>128.617</text:p>
          </table:table-cell>
          <table:table-cell office:value-type="float" office:value="265.107" calcext:value-type="float">
            <text:p>265.107</text:p>
          </table:table-cell>
          <table:table-cell office:value-type="float" office:value="223.332" calcext:value-type="float">
            <text:p>223.332</text:p>
          </table:table-cell>
          <table:table-cell office:value-type="float" office:value="194.956" calcext:value-type="float">
            <text:p>194.956</text:p>
          </table:table-cell>
          <table:table-cell office:value-type="float" office:value="139.822" calcext:value-type="float">
            <text:p>139.8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4.063" calcext:value-type="float">
            <text:p>194.063</text:p>
          </table:table-cell>
          <table:table-cell office:value-type="float" office:value="129.543" calcext:value-type="float">
            <text:p>129.543</text:p>
          </table:table-cell>
          <table:table-cell office:value-type="float" office:value="358.207" calcext:value-type="float">
            <text:p>358.207</text:p>
          </table:table-cell>
          <table:table-cell office:value-type="float" office:value="271.045" calcext:value-type="float">
            <text:p>271.045</text:p>
          </table:table-cell>
          <table:table-cell office:value-type="float" office:value="193.461" calcext:value-type="float">
            <text:p>193.461</text:p>
          </table:table-cell>
          <table:table-cell office:value-type="float" office:value="141.354" calcext:value-type="float">
            <text:p>141.3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.011" calcext:value-type="float">
            <text:p>200.011</text:p>
          </table:table-cell>
          <table:table-cell office:value-type="float" office:value="131.114" calcext:value-type="float">
            <text:p>131.114</text:p>
          </table:table-cell>
          <table:table-cell office:value-type="float" office:value="474.074" calcext:value-type="float">
            <text:p>474.074</text:p>
          </table:table-cell>
          <table:table-cell office:value-type="float" office:value="315.692" calcext:value-type="float">
            <text:p>315.692</text:p>
          </table:table-cell>
          <table:table-cell office:value-type="float" office:value="198.893" calcext:value-type="float">
            <text:p>198.893</text:p>
          </table:table-cell>
          <table:table-cell office:value-type="float" office:value="143.559" calcext:value-type="float">
            <text:p>143.5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6.306" calcext:value-type="float">
            <text:p>196.306</text:p>
          </table:table-cell>
          <table:table-cell office:value-type="float" office:value="132.037" calcext:value-type="float">
            <text:p>132.037</text:p>
          </table:table-cell>
          <table:table-cell office:value-type="float" office:value="459.337" calcext:value-type="float">
            <text:p>459.337</text:p>
          </table:table-cell>
          <table:table-cell office:value-type="float" office:value="276.216" calcext:value-type="float">
            <text:p>276.216</text:p>
          </table:table-cell>
          <table:table-cell office:value-type="float" office:value="194.628" calcext:value-type="float">
            <text:p>194.628</text:p>
          </table:table-cell>
          <table:table-cell office:value-type="float" office:value="144.919" calcext:value-type="float">
            <text:p>144.9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.426" calcext:value-type="float">
            <text:p>200.426</text:p>
          </table:table-cell>
          <table:table-cell office:value-type="float" office:value="133.646" calcext:value-type="float">
            <text:p>133.646</text:p>
          </table:table-cell>
          <table:table-cell office:value-type="float" office:value="434.742" calcext:value-type="float">
            <text:p>434.742</text:p>
          </table:table-cell>
          <table:table-cell office:value-type="float" office:value="289.155" calcext:value-type="float">
            <text:p>289.155</text:p>
          </table:table-cell>
          <table:table-cell office:value-type="float" office:value="198.843" calcext:value-type="float">
            <text:p>198.843</text:p>
          </table:table-cell>
          <table:table-cell office:value-type="float" office:value="147.773" calcext:value-type="float">
            <text:p>147.7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.276" calcext:value-type="float">
            <text:p>205.276</text:p>
          </table:table-cell>
          <table:table-cell office:value-type="float" office:value="136.407" calcext:value-type="float">
            <text:p>136.407</text:p>
          </table:table-cell>
          <table:table-cell office:value-type="float" office:value="445.844" calcext:value-type="float">
            <text:p>445.844</text:p>
          </table:table-cell>
          <table:table-cell office:value-type="float" office:value="299.368" calcext:value-type="float">
            <text:p>299.368</text:p>
          </table:table-cell>
          <table:table-cell office:value-type="float" office:value="204.085" calcext:value-type="float">
            <text:p>204.085</text:p>
          </table:table-cell>
          <table:table-cell office:value-type="float" office:value="151.046" calcext:value-type="float">
            <text:p>151.0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5.905" calcext:value-type="float">
            <text:p>215.905</text:p>
          </table:table-cell>
          <table:table-cell office:value-type="float" office:value="139.694" calcext:value-type="float">
            <text:p>139.694</text:p>
          </table:table-cell>
          <table:table-cell office:value-type="float" office:value="461.609" calcext:value-type="float">
            <text:p>461.609</text:p>
          </table:table-cell>
          <table:table-cell office:value-type="float" office:value="322.616" calcext:value-type="float">
            <text:p>322.616</text:p>
          </table:table-cell>
          <table:table-cell office:value-type="float" office:value="214.978" calcext:value-type="float">
            <text:p>214.978</text:p>
          </table:table-cell>
          <table:table-cell office:value-type="float" office:value="155.245" calcext:value-type="float">
            <text:p>155.2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4.932" calcext:value-type="float">
            <text:p>214.932</text:p>
          </table:table-cell>
          <table:table-cell office:value-type="float" office:value="141.152" calcext:value-type="float">
            <text:p>141.152</text:p>
          </table:table-cell>
          <table:table-cell office:value-type="float" office:value="525.639" calcext:value-type="float">
            <text:p>525.639</text:p>
          </table:table-cell>
          <table:table-cell office:value-type="float" office:value="325.668" calcext:value-type="float">
            <text:p>325.668</text:p>
          </table:table-cell>
          <table:table-cell office:value-type="float" office:value="213.651" calcext:value-type="float">
            <text:p>213.651</text:p>
          </table:table-cell>
          <table:table-cell office:value-type="float" office:value="156.938" calcext:value-type="float">
            <text:p>156.9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9.502" calcext:value-type="float">
            <text:p>219.502</text:p>
          </table:table-cell>
          <table:table-cell office:value-type="float" office:value="143.919" calcext:value-type="float">
            <text:p>143.919</text:p>
          </table:table-cell>
          <table:table-cell office:value-type="float" office:value="505.94" calcext:value-type="float">
            <text:p>505.94</text:p>
          </table:table-cell>
          <table:table-cell office:value-type="float" office:value="277.182" calcext:value-type="float">
            <text:p>277.182</text:p>
          </table:table-cell>
          <table:table-cell office:value-type="float" office:value="219.293" calcext:value-type="float">
            <text:p>219.293</text:p>
          </table:table-cell>
          <table:table-cell office:value-type="float" office:value="160.686" calcext:value-type="float">
            <text:p>160.6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6.574" calcext:value-type="float">
            <text:p>226.574</text:p>
          </table:table-cell>
          <table:table-cell office:value-type="float" office:value="146.434" calcext:value-type="float">
            <text:p>146.434</text:p>
          </table:table-cell>
          <table:table-cell office:value-type="float" office:value="251.98" calcext:value-type="float">
            <text:p>251.98</text:p>
          </table:table-cell>
          <table:table-cell office:value-type="float" office:value="215.271" calcext:value-type="float">
            <text:p>215.271</text:p>
          </table:table-cell>
          <table:table-cell office:value-type="float" office:value="225.523" calcext:value-type="float">
            <text:p>225.523</text:p>
          </table:table-cell>
          <table:table-cell office:value-type="float" office:value="163.975" calcext:value-type="float">
            <text:p>163.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0.588" calcext:value-type="float">
            <text:p>230.588</text:p>
          </table:table-cell>
          <table:table-cell office:value-type="float" office:value="148.99" calcext:value-type="float">
            <text:p>148.99</text:p>
          </table:table-cell>
          <table:table-cell office:value-type="float" office:value="339.012" calcext:value-type="float">
            <text:p>339.012</text:p>
          </table:table-cell>
          <table:table-cell office:value-type="float" office:value="253.269" calcext:value-type="float">
            <text:p>253.269</text:p>
          </table:table-cell>
          <table:table-cell office:value-type="float" office:value="229.605" calcext:value-type="float">
            <text:p>229.605</text:p>
          </table:table-cell>
          <table:table-cell office:value-type="float" office:value="167.231" calcext:value-type="float">
            <text:p>167.2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2.224" calcext:value-type="float">
            <text:p>232.224</text:p>
          </table:table-cell>
          <table:table-cell office:value-type="float" office:value="150.384" calcext:value-type="float">
            <text:p>150.384</text:p>
          </table:table-cell>
          <table:table-cell office:value-type="float" office:value="381.806" calcext:value-type="float">
            <text:p>381.806</text:p>
          </table:table-cell>
          <table:table-cell office:value-type="float" office:value="259.887" calcext:value-type="float">
            <text:p>259.887</text:p>
          </table:table-cell>
          <table:table-cell office:value-type="float" office:value="232.036" calcext:value-type="float">
            <text:p>232.036</text:p>
          </table:table-cell>
          <table:table-cell office:value-type="float" office:value="169.981" calcext:value-type="float">
            <text:p>169.9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1.925" calcext:value-type="float">
            <text:p>231.925</text:p>
          </table:table-cell>
          <table:table-cell office:value-type="float" office:value="152.335" calcext:value-type="float">
            <text:p>152.335</text:p>
          </table:table-cell>
          <table:table-cell office:value-type="float" office:value="408.187" calcext:value-type="float">
            <text:p>408.187</text:p>
          </table:table-cell>
          <table:table-cell office:value-type="float" office:value="267.322" calcext:value-type="float">
            <text:p>267.322</text:p>
          </table:table-cell>
          <table:table-cell office:value-type="float" office:value="230.932" calcext:value-type="float">
            <text:p>230.932</text:p>
          </table:table-cell>
          <table:table-cell office:value-type="float" office:value="172.867" calcext:value-type="float">
            <text:p>172.8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.789" calcext:value-type="float">
            <text:p>238.789</text:p>
          </table:table-cell>
          <table:table-cell office:value-type="float" office:value="156.573" calcext:value-type="float">
            <text:p>156.573</text:p>
          </table:table-cell>
          <table:table-cell office:value-type="float" office:value="421.209" calcext:value-type="float">
            <text:p>421.209</text:p>
          </table:table-cell>
          <table:table-cell office:value-type="float" office:value="278.31" calcext:value-type="float">
            <text:p>278.31</text:p>
          </table:table-cell>
          <table:table-cell office:value-type="float" office:value="237.699" calcext:value-type="float">
            <text:p>237.699</text:p>
          </table:table-cell>
          <table:table-cell office:value-type="float" office:value="177.038" calcext:value-type="float">
            <text:p>177.0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7.703" calcext:value-type="float">
            <text:p>237.703</text:p>
          </table:table-cell>
          <table:table-cell office:value-type="float" office:value="158.393" calcext:value-type="float">
            <text:p>158.393</text:p>
          </table:table-cell>
          <table:table-cell office:value-type="float" office:value="451.374" calcext:value-type="float">
            <text:p>451.374</text:p>
          </table:table-cell>
          <table:table-cell office:value-type="float" office:value="292.436" calcext:value-type="float">
            <text:p>292.436</text:p>
          </table:table-cell>
          <table:table-cell office:value-type="float" office:value="237.967" calcext:value-type="float">
            <text:p>237.967</text:p>
          </table:table-cell>
          <table:table-cell office:value-type="float" office:value="180.418" calcext:value-type="float">
            <text:p>180.4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5.692" calcext:value-type="float">
            <text:p>245.692</text:p>
          </table:table-cell>
          <table:table-cell office:value-type="float" office:value="163.955" calcext:value-type="float">
            <text:p>163.955</text:p>
          </table:table-cell>
          <table:table-cell office:value-type="float" office:value="353.247" calcext:value-type="float">
            <text:p>353.247</text:p>
          </table:table-cell>
          <table:table-cell office:value-type="float" office:value="247.471" calcext:value-type="float">
            <text:p>247.471</text:p>
          </table:table-cell>
          <table:table-cell office:value-type="float" office:value="244.746" calcext:value-type="float">
            <text:p>244.746</text:p>
          </table:table-cell>
          <table:table-cell office:value-type="float" office:value="186.316" calcext:value-type="float">
            <text:p>186.3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6.159" calcext:value-type="float">
            <text:p>256.159</text:p>
          </table:table-cell>
          <table:table-cell office:value-type="float" office:value="168.535" calcext:value-type="float">
            <text:p>168.535</text:p>
          </table:table-cell>
          <table:table-cell office:value-type="float" office:value="305.265" calcext:value-type="float">
            <text:p>305.265</text:p>
          </table:table-cell>
          <table:table-cell office:value-type="float" office:value="266.662" calcext:value-type="float">
            <text:p>266.662</text:p>
          </table:table-cell>
          <table:table-cell office:value-type="float" office:value="256.64" calcext:value-type="float">
            <text:p>256.64</text:p>
          </table:table-cell>
          <table:table-cell office:value-type="float" office:value="192.713" calcext:value-type="float">
            <text:p>192.7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0.205" calcext:value-type="float">
            <text:p>260.205</text:p>
          </table:table-cell>
          <table:table-cell office:value-type="float" office:value="172.859" calcext:value-type="float">
            <text:p>172.859</text:p>
          </table:table-cell>
          <table:table-cell office:value-type="float" office:value="440.19" calcext:value-type="float">
            <text:p>440.19</text:p>
          </table:table-cell>
          <table:table-cell office:value-type="float" office:value="332.753" calcext:value-type="float">
            <text:p>332.753</text:p>
          </table:table-cell>
          <table:table-cell office:value-type="float" office:value="260.314" calcext:value-type="float">
            <text:p>260.314</text:p>
          </table:table-cell>
          <table:table-cell office:value-type="float" office:value="198.015" calcext:value-type="float">
            <text:p>198.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7.984" calcext:value-type="float">
            <text:p>267.984</text:p>
          </table:table-cell>
          <table:table-cell office:value-type="float" office:value="178.008" calcext:value-type="float">
            <text:p>178.008</text:p>
          </table:table-cell>
          <table:table-cell office:value-type="float" office:value="499.488" calcext:value-type="float">
            <text:p>499.488</text:p>
          </table:table-cell>
          <table:table-cell office:value-type="float" office:value="341.313" calcext:value-type="float">
            <text:p>341.313</text:p>
          </table:table-cell>
          <table:table-cell office:value-type="float" office:value="268.026" calcext:value-type="float">
            <text:p>268.026</text:p>
          </table:table-cell>
          <table:table-cell office:value-type="float" office:value="204.327" calcext:value-type="float">
            <text:p>204.3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4.687" calcext:value-type="float">
            <text:p>274.687</text:p>
          </table:table-cell>
          <table:table-cell office:value-type="float" office:value="183.795" calcext:value-type="float">
            <text:p>183.795</text:p>
          </table:table-cell>
          <table:table-cell office:value-type="float" office:value="396.015" calcext:value-type="float">
            <text:p>396.015</text:p>
          </table:table-cell>
          <table:table-cell office:value-type="float" office:value="291.004" calcext:value-type="float">
            <text:p>291.004</text:p>
          </table:table-cell>
          <table:table-cell office:value-type="float" office:value="275.777" calcext:value-type="float">
            <text:p>275.777</text:p>
          </table:table-cell>
          <table:table-cell office:value-type="float" office:value="211.471" calcext:value-type="float">
            <text:p>211.4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4.206" calcext:value-type="float">
            <text:p>284.206</text:p>
          </table:table-cell>
          <table:table-cell office:value-type="float" office:value="190.455" calcext:value-type="float">
            <text:p>190.455</text:p>
          </table:table-cell>
          <table:table-cell office:value-type="float" office:value="315.016" calcext:value-type="float">
            <text:p>315.016</text:p>
          </table:table-cell>
          <table:table-cell office:value-type="float" office:value="287.649" calcext:value-type="float">
            <text:p>287.649</text:p>
          </table:table-cell>
          <table:table-cell office:value-type="float" office:value="285.491" calcext:value-type="float">
            <text:p>285.491</text:p>
          </table:table-cell>
          <table:table-cell office:value-type="float" office:value="219.64" calcext:value-type="float">
            <text:p>219.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8.21" calcext:value-type="float">
            <text:p>298.21</text:p>
          </table:table-cell>
          <table:table-cell office:value-type="float" office:value="198.528" calcext:value-type="float">
            <text:p>198.528</text:p>
          </table:table-cell>
          <table:table-cell office:value-type="float" office:value="453.058" calcext:value-type="float">
            <text:p>453.058</text:p>
          </table:table-cell>
          <table:table-cell office:value-type="float" office:value="351.302" calcext:value-type="float">
            <text:p>351.302</text:p>
          </table:table-cell>
          <table:table-cell office:value-type="float" office:value="297.737" calcext:value-type="float">
            <text:p>297.737</text:p>
          </table:table-cell>
          <table:table-cell office:value-type="float" office:value="229.293" calcext:value-type="float">
            <text:p>229.2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1.711" calcext:value-type="float">
            <text:p>311.711</text:p>
          </table:table-cell>
          <table:table-cell office:value-type="float" office:value="205.322" calcext:value-type="float">
            <text:p>205.322</text:p>
          </table:table-cell>
          <table:table-cell office:value-type="float" office:value="428.656" calcext:value-type="float">
            <text:p>428.656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309.816" calcext:value-type="float">
            <text:p>309.816</text:p>
          </table:table-cell>
          <table:table-cell office:value-type="float" office:value="238.989" calcext:value-type="float">
            <text:p>238.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1.016" calcext:value-type="float">
            <text:p>321.016</text:p>
          </table:table-cell>
          <table:table-cell office:value-type="float" office:value="212.519" calcext:value-type="float">
            <text:p>212.519</text:p>
          </table:table-cell>
          <table:table-cell office:value-type="float" office:value="383.314" calcext:value-type="float">
            <text:p>383.314</text:p>
          </table:table-cell>
          <table:table-cell office:value-type="float" office:value="339.982" calcext:value-type="float">
            <text:p>339.982</text:p>
          </table:table-cell>
          <table:table-cell office:value-type="float" office:value="320.774" calcext:value-type="float">
            <text:p>320.774</text:p>
          </table:table-cell>
          <table:table-cell office:value-type="float" office:value="249.495" calcext:value-type="float">
            <text:p>249.4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7.046" calcext:value-type="float">
            <text:p>327.046</text:p>
          </table:table-cell>
          <table:table-cell office:value-type="float" office:value="220.204" calcext:value-type="float">
            <text:p>220.204</text:p>
          </table:table-cell>
          <table:table-cell office:value-type="float" office:value="463.005" calcext:value-type="float">
            <text:p>463.005</text:p>
          </table:table-cell>
          <table:table-cell office:value-type="float" office:value="386.9" calcext:value-type="float">
            <text:p>386.9</text:p>
          </table:table-cell>
          <table:table-cell office:value-type="float" office:value="327.363" calcext:value-type="float">
            <text:p>327.363</text:p>
          </table:table-cell>
          <table:table-cell office:value-type="float" office:value="260.091" calcext:value-type="float">
            <text:p>260.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4.931" calcext:value-type="float">
            <text:p>344.931</text:p>
          </table:table-cell>
          <table:table-cell office:value-type="float" office:value="232.074" calcext:value-type="float">
            <text:p>232.074</text:p>
          </table:table-cell>
          <table:table-cell office:value-type="float" office:value="573.273" calcext:value-type="float">
            <text:p>573.273</text:p>
          </table:table-cell>
          <table:table-cell office:value-type="float" office:value="446.507" calcext:value-type="float">
            <text:p>446.507</text:p>
          </table:table-cell>
          <table:table-cell office:value-type="float" office:value="345.209" calcext:value-type="float">
            <text:p>345.209</text:p>
          </table:table-cell>
          <table:table-cell office:value-type="float" office:value="275.842" calcext:value-type="float">
            <text:p>275.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3.045" calcext:value-type="float">
            <text:p>363.045</text:p>
          </table:table-cell>
          <table:table-cell office:value-type="float" office:value="244.229" calcext:value-type="float">
            <text:p>244.229</text:p>
          </table:table-cell>
          <table:table-cell office:value-type="float" office:value="453.827" calcext:value-type="float">
            <text:p>453.827</text:p>
          </table:table-cell>
          <table:table-cell office:value-type="float" office:value="363.936" calcext:value-type="float">
            <text:p>363.936</text:p>
          </table:table-cell>
          <table:table-cell office:value-type="float" office:value="361.539" calcext:value-type="float">
            <text:p>361.539</text:p>
          </table:table-cell>
          <table:table-cell office:value-type="float" office:value="293.525" calcext:value-type="float">
            <text:p>293.5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5.879" calcext:value-type="float">
            <text:p>385.879</text:p>
          </table:table-cell>
          <table:table-cell office:value-type="float" office:value="258.091" calcext:value-type="float">
            <text:p>258.091</text:p>
          </table:table-cell>
          <table:table-cell office:value-type="float" office:value="420.128" calcext:value-type="float">
            <text:p>420.128</text:p>
          </table:table-cell>
          <table:table-cell office:value-type="float" office:value="349.172" calcext:value-type="float">
            <text:p>349.172</text:p>
          </table:table-cell>
          <table:table-cell office:value-type="float" office:value="384.598" calcext:value-type="float">
            <text:p>384.598</text:p>
          </table:table-cell>
          <table:table-cell office:value-type="float" office:value="315.074" calcext:value-type="float">
            <text:p>315.0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1.375" calcext:value-type="float">
            <text:p>391.375</text:p>
          </table:table-cell>
          <table:table-cell office:value-type="float" office:value="270.75" calcext:value-type="float">
            <text:p>270.75</text:p>
          </table:table-cell>
          <table:table-cell office:value-type="float" office:value="404.428" calcext:value-type="float">
            <text:p>404.428</text:p>
          </table:table-cell>
          <table:table-cell office:value-type="float" office:value="368.18" calcext:value-type="float">
            <text:p>368.18</text:p>
          </table:table-cell>
          <table:table-cell office:value-type="float" office:value="393.596" calcext:value-type="float">
            <text:p>393.596</text:p>
          </table:table-cell>
          <table:table-cell office:value-type="float" office:value="335.713" calcext:value-type="float">
            <text:p>335.7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1.341" calcext:value-type="float">
            <text:p>391.341</text:p>
          </table:table-cell>
          <table:table-cell office:value-type="float" office:value="293.605" calcext:value-type="float">
            <text:p>293.605</text:p>
          </table:table-cell>
          <table:table-cell office:value-type="float" office:value="493.945" calcext:value-type="float">
            <text:p>493.945</text:p>
          </table:table-cell>
          <table:table-cell office:value-type="float" office:value="461.269" calcext:value-type="float">
            <text:p>461.269</text:p>
          </table:table-cell>
          <table:table-cell office:value-type="float" office:value="391.116" calcext:value-type="float">
            <text:p>391.116</text:p>
          </table:table-cell>
          <table:table-cell office:value-type="float" office:value="369.321" calcext:value-type="float">
            <text:p>369.3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1.585" calcext:value-type="float">
            <text:p>511.585</text:p>
          </table:table-cell>
          <table:table-cell office:value-type="float" office:value="383.585" calcext:value-type="float">
            <text:p>383.585</text:p>
          </table:table-cell>
          <table:table-cell office:value-type="float" office:value="719.594" calcext:value-type="float">
            <text:p>719.594</text:p>
          </table:table-cell>
          <table:table-cell office:value-type="float" office:value="651.277" calcext:value-type="float">
            <text:p>651.277</text:p>
          </table:table-cell>
          <table:table-cell office:value-type="float" office:value="511.555" calcext:value-type="float">
            <text:p>511.555</text:p>
          </table:table-cell>
          <table:table-cell office:value-type="float" office:value="486.959" calcext:value-type="float">
            <text:p>486.9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6.728" calcext:value-type="float">
            <text:p>796.728</text:p>
          </table:table-cell>
          <table:table-cell office:value-type="float" office:value="529.515" calcext:value-type="float">
            <text:p>529.515</text:p>
          </table:table-cell>
          <table:table-cell office:value-type="float" office:value="869.99" calcext:value-type="float">
            <text:p>869.99</text:p>
          </table:table-cell>
          <table:table-cell office:value-type="float" office:value="784.585" calcext:value-type="float">
            <text:p>784.585</text:p>
          </table:table-cell>
          <table:table-cell office:value-type="float" office:value="800.907" calcext:value-type="float">
            <text:p>800.907</text:p>
          </table:table-cell>
          <table:table-cell office:value-type="float" office:value="739.007" calcext:value-type="float">
            <text:p>739.0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6.806" calcext:value-type="float">
            <text:p>896.806</text:p>
          </table:table-cell>
          <table:table-cell office:value-type="float" office:value="125.652" calcext:value-type="float">
            <text:p>125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.307" calcext:value-type="float">
            <text:p>962.307</text:p>
          </table:table-cell>
          <table:table-cell office:value-type="float" office:value="869.888" calcext:value-type="float">
            <text:p>869.8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3.821" calcext:value-type="float">
            <text:p>193.821</text:p>
          </table:table-cell>
          <table:table-cell office:value-type="float" office:value="12.9178" calcext:value-type="float">
            <text:p>12.9178</text:p>
          </table:table-cell>
          <table:table-cell table:number-columns-repeated="2" office:value-type="float" office:value="45.8886" calcext:value-type="float">
            <text:p>45.8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2.1" calcext:value-type="float">
            <text:p>222.1</text:p>
          </table:table-cell>
          <table:table-cell office:value-type="float" office:value="13.7204" calcext:value-type="float">
            <text:p>13.7204</text:p>
          </table:table-cell>
          <table:table-cell office:value-type="float" office:value="467.818" calcext:value-type="float">
            <text:p>467.818</text:p>
          </table:table-cell>
          <table:table-cell office:value-type="float" office:value="344.769" calcext:value-type="float">
            <text:p>344.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1.019" calcext:value-type="float">
            <text:p>241.019</text:p>
          </table:table-cell>
          <table:table-cell office:value-type="float" office:value="11.724" calcext:value-type="float">
            <text:p>11.724</text:p>
          </table:table-cell>
          <table:table-cell table:number-columns-repeated="2" office:value-type="float" office:value="185.679" calcext:value-type="float">
            <text:p>185.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9.152" calcext:value-type="float">
            <text:p>179.152</text:p>
          </table:table-cell>
          <table:table-cell office:value-type="float" office:value="9.76616" calcext:value-type="float">
            <text:p>9.766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.694" calcext:value-type="float">
            <text:p>115.694</text:p>
          </table:table-cell>
          <table:table-cell office:value-type="float" office:value="7.63453" calcext:value-type="float">
            <text:p>7.63453</text:p>
          </table:table-cell>
          <table:table-cell office:value-type="float" office:value="354.984" calcext:value-type="float">
            <text:p>354.984</text:p>
          </table:table-cell>
          <table:table-cell office:value-type="float" office:value="271.106" calcext:value-type="float">
            <text:p>271.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.948" calcext:value-type="float">
            <text:p>100.948</text:p>
          </table:table-cell>
          <table:table-cell office:value-type="float" office:value="7.86299" calcext:value-type="float">
            <text:p>7.86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7.396" calcext:value-type="float">
            <text:p>147.396</text:p>
          </table:table-cell>
          <table:table-cell office:value-type="float" office:value="8.08384" calcext:value-type="float">
            <text:p>8.08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.455" calcext:value-type="float">
            <text:p>100.455</text:p>
          </table:table-cell>
          <table:table-cell office:value-type="float" office:value="7.27217" calcext:value-type="float">
            <text:p>7.27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.916" calcext:value-type="float">
            <text:p>95.916</text:p>
          </table:table-cell>
          <table:table-cell office:value-type="float" office:value="7.31608" calcext:value-type="float">
            <text:p>7.31608</text:p>
          </table:table-cell>
          <table:table-cell table:number-columns-repeated="2" office:value-type="float" office:value="86.6909" calcext:value-type="float">
            <text:p>86.6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1.985" calcext:value-type="float">
            <text:p>161.985</text:p>
          </table:table-cell>
          <table:table-cell office:value-type="float" office:value="7.87225" calcext:value-type="float">
            <text:p>7.872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.9281" calcext:value-type="float">
            <text:p>81.9281</text:p>
          </table:table-cell>
          <table:table-cell office:value-type="float" office:value="6.66422" calcext:value-type="float">
            <text:p>6.66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8.472" calcext:value-type="float">
            <text:p>148.472</text:p>
          </table:table-cell>
          <table:table-cell office:value-type="float" office:value="7.09804" calcext:value-type="float">
            <text:p>7.09804</text:p>
          </table:table-cell>
          <table:table-cell table:number-columns-repeated="2" office:value-type="float" office:value="286.281" calcext:value-type="float">
            <text:p>286.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.5527" calcext:value-type="float">
            <text:p>31.5527</text:p>
          </table:table-cell>
          <table:table-cell office:value-type="float" office:value="5.70272" calcext:value-type="float">
            <text:p>5.702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.0227" calcext:value-type="float">
            <text:p>68.0227</text:p>
          </table:table-cell>
          <table:table-cell office:value-type="float" office:value="6.25008" calcext:value-type="float">
            <text:p>6.25008</text:p>
          </table:table-cell>
          <table:table-cell table:number-columns-repeated="2" office:value-type="float" office:value="280.894" calcext:value-type="float">
            <text:p>280.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.4268" calcext:value-type="float">
            <text:p>75.4268</text:p>
          </table:table-cell>
          <table:table-cell office:value-type="float" office:value="6.41452" calcext:value-type="float">
            <text:p>6.41452</text:p>
          </table:table-cell>
          <table:table-cell office:value-type="float" office:value="501.733" calcext:value-type="float">
            <text:p>501.733</text:p>
          </table:table-cell>
          <table:table-cell office:value-type="float" office:value="436.341" calcext:value-type="float">
            <text:p>436.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.437" calcext:value-type="float">
            <text:p>136.437</text:p>
          </table:table-cell>
          <table:table-cell office:value-type="float" office:value="6.53231" calcext:value-type="float">
            <text:p>6.53231</text:p>
          </table:table-cell>
          <table:table-cell office:value-type="float" office:value="621.158" calcext:value-type="float">
            <text:p>621.158</text:p>
          </table:table-cell>
          <table:table-cell office:value-type="float" office:value="534.607" calcext:value-type="float">
            <text:p>534.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.7448" calcext:value-type="float">
            <text:p>36.7448</text:p>
          </table:table-cell>
          <table:table-cell office:value-type="float" office:value="5.71748" calcext:value-type="float">
            <text:p>5.71748</text:p>
          </table:table-cell>
          <table:table-cell office:value-type="float" office:value="367.441" calcext:value-type="float">
            <text:p>367.441</text:p>
          </table:table-cell>
          <table:table-cell office:value-type="float" office:value="282.411" calcext:value-type="float">
            <text:p>282.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5428" calcext:value-type="float">
            <text:p>55.5428</text:p>
          </table:table-cell>
          <table:table-cell office:value-type="float" office:value="5.90741" calcext:value-type="float">
            <text:p>5.907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8.4566" calcext:value-type="float">
            <text:p>98.4566</text:p>
          </table:table-cell>
          <table:table-cell office:value-type="float" office:value="6.19381" calcext:value-type="float">
            <text:p>6.19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4.635" calcext:value-type="float">
            <text:p>124.635</text:p>
          </table:table-cell>
          <table:table-cell office:value-type="float" office:value="6.64317" calcext:value-type="float">
            <text:p>6.64317</text:p>
          </table:table-cell>
          <table:table-cell office:value-type="float" office:value="170.904" calcext:value-type="float">
            <text:p>170.904</text:p>
          </table:table-cell>
          <table:table-cell office:value-type="float" office:value="162.612" calcext:value-type="float">
            <text:p>162.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.623" calcext:value-type="float">
            <text:p>116.623</text:p>
          </table:table-cell>
          <table:table-cell office:value-type="float" office:value="5.94256" calcext:value-type="float">
            <text:p>5.942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.0104" calcext:value-type="float">
            <text:p>21.0104</text:p>
          </table:table-cell>
          <table:table-cell office:value-type="float" office:value="4.97802" calcext:value-type="float">
            <text:p>4.97802</text:p>
          </table:table-cell>
          <table:table-cell office:value-type="float" office:value="386.586" calcext:value-type="float">
            <text:p>386.586</text:p>
          </table:table-cell>
          <table:table-cell office:value-type="float" office:value="289.699" calcext:value-type="float">
            <text:p>289.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.829" calcext:value-type="float">
            <text:p>57.829</text:p>
          </table:table-cell>
          <table:table-cell office:value-type="float" office:value="5.25734" calcext:value-type="float">
            <text:p>5.25734</text:p>
          </table:table-cell>
          <table:table-cell table:number-columns-repeated="2" office:value-type="float" office:value="237.115" calcext:value-type="float">
            <text:p>237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.4583" calcext:value-type="float">
            <text:p>24.4583</text:p>
          </table:table-cell>
          <table:table-cell office:value-type="float" office:value="5.24571" calcext:value-type="float">
            <text:p>5.245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.8355" calcext:value-type="float">
            <text:p>98.8355</text:p>
          </table:table-cell>
          <table:table-cell office:value-type="float" office:value="6.16733" calcext:value-type="float">
            <text:p>6.16733</text:p>
          </table:table-cell>
          <table:table-cell table:number-columns-repeated="2" office:value-type="float" office:value="151.281" calcext:value-type="float">
            <text:p>151.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3.207" calcext:value-type="float">
            <text:p>113.207</text:p>
          </table:table-cell>
          <table:table-cell office:value-type="float" office:value="6.02373" calcext:value-type="float">
            <text:p>6.02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.5136" calcext:value-type="float">
            <text:p>47.5136</text:p>
          </table:table-cell>
          <table:table-cell office:value-type="float" office:value="4.69536" calcext:value-type="float">
            <text:p>4.695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.1915" calcext:value-type="float">
            <text:p>30.1915</text:p>
          </table:table-cell>
          <table:table-cell office:value-type="float" office:value="4.91311" calcext:value-type="float">
            <text:p>4.913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.6293" calcext:value-type="float">
            <text:p>95.6293</text:p>
          </table:table-cell>
          <table:table-cell office:value-type="float" office:value="5.121" calcext:value-type="float">
            <text:p>5.1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4906" calcext:value-type="float">
            <text:p>13.4906</text:p>
          </table:table-cell>
          <table:table-cell office:value-type="float" office:value="4.5529" calcext:value-type="float">
            <text:p>4.5529</text:p>
          </table:table-cell>
          <table:table-cell table:number-columns-repeated="2" office:value-type="float" office:value="287.613" calcext:value-type="float">
            <text:p>287.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5628" calcext:value-type="float">
            <text:p>14.5628</text:p>
          </table:table-cell>
          <table:table-cell office:value-type="float" office:value="4.71721" calcext:value-type="float">
            <text:p>4.717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9614" calcext:value-type="float">
            <text:p>16.9614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334.371" calcext:value-type="float">
            <text:p>334.371</text:p>
          </table:table-cell>
          <table:table-cell office:value-type="float" office:value="297.886" calcext:value-type="float">
            <text:p>297.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.6214" calcext:value-type="float">
            <text:p>21.6214</text:p>
          </table:table-cell>
          <table:table-cell office:value-type="float" office:value="4.93512" calcext:value-type="float">
            <text:p>4.93512</text:p>
          </table:table-cell>
          <table:table-cell table:number-columns-repeated="2" office:value-type="float" office:value="229.729" calcext:value-type="float">
            <text:p>229.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8.9767" calcext:value-type="float">
            <text:p>98.9767</text:p>
          </table:table-cell>
          <table:table-cell office:value-type="float" office:value="5.74972" calcext:value-type="float">
            <text:p>5.74972</text:p>
          </table:table-cell>
          <table:table-cell table:number-columns-repeated="2" office:value-type="float" office:value="75.5427" calcext:value-type="float">
            <text:p>75.5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.4684" calcext:value-type="float">
            <text:p>22.4684</text:p>
          </table:table-cell>
          <table:table-cell office:value-type="float" office:value="4.68168" calcext:value-type="float">
            <text:p>4.68168</text:p>
          </table:table-cell>
          <table:table-cell office:value-type="float" office:value="203.717" calcext:value-type="float">
            <text:p>203.717</text:p>
          </table:table-cell>
          <table:table-cell office:value-type="float" office:value="185.783" calcext:value-type="float">
            <text:p>185.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.7741" calcext:value-type="float">
            <text:p>66.7741</text:p>
          </table:table-cell>
          <table:table-cell office:value-type="float" office:value="4.97878" calcext:value-type="float">
            <text:p>4.978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7.269" calcext:value-type="float">
            <text:p>117.269</text:p>
          </table:table-cell>
          <table:table-cell office:value-type="float" office:value="5.49201" calcext:value-type="float">
            <text:p>5.49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.4539" calcext:value-type="float">
            <text:p>77.4539</text:p>
          </table:table-cell>
          <table:table-cell office:value-type="float" office:value="4.79391" calcext:value-type="float">
            <text:p>4.79391</text:p>
          </table:table-cell>
          <table:table-cell table:number-columns-repeated="2" office:value-type="float" office:value="69.7172" calcext:value-type="float">
            <text:p>69.7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6719" calcext:value-type="float">
            <text:p>13.6719</text:p>
          </table:table-cell>
          <table:table-cell office:value-type="float" office:value="4.13585" calcext:value-type="float">
            <text:p>4.135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9798" calcext:value-type="float">
            <text:p>17.9798</text:p>
          </table:table-cell>
          <table:table-cell office:value-type="float" office:value="4.26532" calcext:value-type="float">
            <text:p>4.26532</text:p>
          </table:table-cell>
          <table:table-cell table:number-columns-repeated="2" office:value-type="float" office:value="154.164" calcext:value-type="float">
            <text:p>154.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.697" calcext:value-type="float">
            <text:p>115.697</text:p>
          </table:table-cell>
          <table:table-cell office:value-type="float" office:value="5.21392" calcext:value-type="float">
            <text:p>5.213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1724" calcext:value-type="float">
            <text:p>13.1724</text:p>
          </table:table-cell>
          <table:table-cell office:value-type="float" office:value="4.00644" calcext:value-type="float">
            <text:p>4.006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1905" calcext:value-type="float">
            <text:p>18.1905</text:p>
          </table:table-cell>
          <table:table-cell office:value-type="float" office:value="4.28705" calcext:value-type="float">
            <text:p>4.287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2.997" calcext:value-type="float">
            <text:p>92.997</text:p>
          </table:table-cell>
          <table:table-cell office:value-type="float" office:value="5.13667" calcext:value-type="float">
            <text:p>5.136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.4894" calcext:value-type="float">
            <text:p>55.4894</text:p>
          </table:table-cell>
          <table:table-cell office:value-type="float" office:value="4.31709" calcext:value-type="float">
            <text:p>4.31709</text:p>
          </table:table-cell>
          <table:table-cell office:value-type="float" office:value="252.379" calcext:value-type="float">
            <text:p>252.379</text:p>
          </table:table-cell>
          <table:table-cell office:value-type="float" office:value="205.355" calcext:value-type="float">
            <text:p>205.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4.27318" calcext:value-type="float">
            <text:p>4.273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.5495" calcext:value-type="float">
            <text:p>74.5495</text:p>
          </table:table-cell>
          <table:table-cell office:value-type="float" office:value="4.52363" calcext:value-type="float">
            <text:p>4.52363</text:p>
          </table:table-cell>
          <table:table-cell table:number-columns-repeated="2" office:value-type="float" office:value="133.35" calcext:value-type="float">
            <text:p>133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1465" calcext:value-type="float">
            <text:p>12.1465</text:p>
          </table:table-cell>
          <table:table-cell office:value-type="float" office:value="4.07543" calcext:value-type="float">
            <text:p>4.075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.709" calcext:value-type="float">
            <text:p>81.709</text:p>
          </table:table-cell>
          <table:table-cell office:value-type="float" office:value="4.52434" calcext:value-type="float">
            <text:p>4.52434</text:p>
          </table:table-cell>
          <table:table-cell table:number-columns-repeated="2" office:value-type="float" office:value="160.648" calcext:value-type="float">
            <text:p>160.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.7571" calcext:value-type="float">
            <text:p>16.7571</text:p>
          </table:table-cell>
          <table:table-cell office:value-type="float" office:value="4.38311" calcext:value-type="float">
            <text:p>4.383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6.7507" calcext:value-type="float">
            <text:p>76.7507</text:p>
          </table:table-cell>
          <table:table-cell office:value-type="float" office:value="4.97663" calcext:value-type="float">
            <text:p>4.976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8189" calcext:value-type="float">
            <text:p>14.8189</text:p>
          </table:table-cell>
          <table:table-cell office:value-type="float" office:value="4.28596" calcext:value-type="float">
            <text:p>4.285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.8142" calcext:value-type="float">
            <text:p>21.8142</text:p>
          </table:table-cell>
          <table:table-cell office:value-type="float" office:value="4.59621" calcext:value-type="float">
            <text:p>4.596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.798" calcext:value-type="float">
            <text:p>144.798</text:p>
          </table:table-cell>
          <table:table-cell office:value-type="float" office:value="5.75696" calcext:value-type="float">
            <text:p>5.756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.5842" calcext:value-type="float">
            <text:p>21.5842</text:p>
          </table:table-cell>
          <table:table-cell office:value-type="float" office:value="4.23591" calcext:value-type="float">
            <text:p>4.235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8864" calcext:value-type="float">
            <text:p>12.8864</text:p>
          </table:table-cell>
          <table:table-cell office:value-type="float" office:value="4.2333" calcext:value-type="float">
            <text:p>4.23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2377" calcext:value-type="float">
            <text:p>14.2377</text:p>
          </table:table-cell>
          <table:table-cell office:value-type="float" office:value="4.3807" calcext:value-type="float">
            <text:p>4.38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.5956" calcext:value-type="float">
            <text:p>16.5956</text:p>
          </table:table-cell>
          <table:table-cell office:value-type="float" office:value="4.47555" calcext:value-type="float">
            <text:p>4.475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5989" calcext:value-type="float">
            <text:p>16.5989</text:p>
          </table:table-cell>
          <table:table-cell office:value-type="float" office:value="4.24489" calcext:value-type="float">
            <text:p>4.244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.3163" calcext:value-type="float">
            <text:p>29.3163</text:p>
          </table:table-cell>
          <table:table-cell office:value-type="float" office:value="4.72566" calcext:value-type="float">
            <text:p>4.72566</text:p>
          </table:table-cell>
          <table:table-cell office:value-type="float" office:value="380.695" calcext:value-type="float">
            <text:p>380.695</text:p>
          </table:table-cell>
          <table:table-cell office:value-type="float" office:value="361.056" calcext:value-type="float">
            <text:p>361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5.2093" calcext:value-type="float">
            <text:p>95.2093</text:p>
          </table:table-cell>
          <table:table-cell office:value-type="float" office:value="5.56204" calcext:value-type="float">
            <text:p>5.56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.136" calcext:value-type="float">
            <text:p>137.136</text:p>
          </table:table-cell>
          <table:table-cell office:value-type="float" office:value="5.29263" calcext:value-type="float">
            <text:p>5.29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.2386" calcext:value-type="float">
            <text:p>74.2386</text:p>
          </table:table-cell>
          <table:table-cell office:value-type="float" office:value="4.75772" calcext:value-type="float">
            <text:p>4.75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.0329" calcext:value-type="float">
            <text:p>17.0329</text:p>
          </table:table-cell>
          <table:table-cell office:value-type="float" office:value="4.18722" calcext:value-type="float">
            <text:p>4.18722</text:p>
          </table:table-cell>
          <table:table-cell table:number-columns-repeated="2" office:value-type="float" office:value="47.9805" calcext:value-type="float">
            <text:p>47.9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.7143" calcext:value-type="float">
            <text:p>18.7143</text:p>
          </table:table-cell>
          <table:table-cell office:value-type="float" office:value="4.31546" calcext:value-type="float">
            <text:p>4.31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.4954" calcext:value-type="float">
            <text:p>91.4954</text:p>
          </table:table-cell>
          <table:table-cell office:value-type="float" office:value="5.11336" calcext:value-type="float">
            <text:p>5.11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.8598" calcext:value-type="float">
            <text:p>89.8598</text:p>
          </table:table-cell>
          <table:table-cell office:value-type="float" office:value="4.70916" calcext:value-type="float">
            <text:p>4.709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5975" calcext:value-type="float">
            <text:p>25.5975</text:p>
          </table:table-cell>
          <table:table-cell office:value-type="float" office:value="4.00422" calcext:value-type="float">
            <text:p>4.00422</text:p>
          </table:table-cell>
          <table:table-cell table:number-columns-repeated="2" office:value-type="float" office:value="86.9701" calcext:value-type="float">
            <text:p>86.9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102" calcext:value-type="float">
            <text:p>11.102</text:p>
          </table:table-cell>
          <table:table-cell office:value-type="float" office:value="4.0269" calcext:value-type="float">
            <text:p>4.02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1878" calcext:value-type="float">
            <text:p>13.1878</text:p>
          </table:table-cell>
          <table:table-cell office:value-type="float" office:value="4.27686" calcext:value-type="float">
            <text:p>4.27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2.5784" calcext:value-type="float">
            <text:p>72.5784</text:p>
          </table:table-cell>
          <table:table-cell office:value-type="float" office:value="5.06495" calcext:value-type="float">
            <text:p>5.064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.5947" calcext:value-type="float">
            <text:p>35.5947</text:p>
          </table:table-cell>
          <table:table-cell office:value-type="float" office:value="4.26812" calcext:value-type="float">
            <text:p>4.26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4783" calcext:value-type="float">
            <text:p>16.4783</text:p>
          </table:table-cell>
          <table:table-cell office:value-type="float" office:value="4.42431" calcext:value-type="float">
            <text:p>4.424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.0108" calcext:value-type="float">
            <text:p>20.0108</text:p>
          </table:table-cell>
          <table:table-cell office:value-type="float" office:value="4.43196" calcext:value-type="float">
            <text:p>4.431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5.9967" calcext:value-type="float">
            <text:p>95.9967</text:p>
          </table:table-cell>
          <table:table-cell office:value-type="float" office:value="5.13001" calcext:value-type="float">
            <text:p>5.13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.8774" calcext:value-type="float">
            <text:p>19.8774</text:p>
          </table:table-cell>
          <table:table-cell office:value-type="float" office:value="4.34797" calcext:value-type="float">
            <text:p>4.347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.0645" calcext:value-type="float">
            <text:p>28.0645</text:p>
          </table:table-cell>
          <table:table-cell office:value-type="float" office:value="4.55057" calcext:value-type="float">
            <text:p>4.550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2.644" calcext:value-type="float">
            <text:p>122.644</text:p>
          </table:table-cell>
          <table:table-cell office:value-type="float" office:value="5.97109" calcext:value-type="float">
            <text:p>5.971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1.302" calcext:value-type="float">
            <text:p>151.302</text:p>
          </table:table-cell>
          <table:table-cell office:value-type="float" office:value="4.73332" calcext:value-type="float">
            <text:p>4.73332</text:p>
          </table:table-cell>
          <table:table-cell office:value-type="float" office:value="169.782" calcext:value-type="float">
            <text:p>169.782</text:p>
          </table:table-cell>
          <table:table-cell office:value-type="float" office:value="150.568" calcext:value-type="float">
            <text:p>150.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.1376" calcext:value-type="float">
            <text:p>18.1376</text:p>
          </table:table-cell>
          <table:table-cell office:value-type="float" office:value="3.83325" calcext:value-type="float">
            <text:p>3.833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.014" calcext:value-type="float">
            <text:p>30.014</text:p>
          </table:table-cell>
          <table:table-cell office:value-type="float" office:value="4.17561" calcext:value-type="float">
            <text:p>4.175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1.982" calcext:value-type="float">
            <text:p>121.982</text:p>
          </table:table-cell>
          <table:table-cell office:value-type="float" office:value="4.739" calcext:value-type="float">
            <text:p>4.7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61089" calcext:value-type="float">
            <text:p>9.61089</text:p>
          </table:table-cell>
          <table:table-cell office:value-type="float" office:value="3.43482" calcext:value-type="float">
            <text:p>3.43482</text:p>
          </table:table-cell>
          <table:table-cell table:number-columns-repeated="2" office:value-type="float" office:value="104.806" calcext:value-type="float">
            <text:p>104.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49762" calcext:value-type="float">
            <text:p>9.49762</text:p>
          </table:table-cell>
          <table:table-cell office:value-type="float" office:value="3.43936" calcext:value-type="float">
            <text:p>3.439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4927" calcext:value-type="float">
            <text:p>12.4927</text:p>
          </table:table-cell>
          <table:table-cell office:value-type="float" office:value="3.7157" calcext:value-type="float">
            <text:p>3.7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1879" calcext:value-type="float">
            <text:p>13.1879</text:p>
          </table:table-cell>
          <table:table-cell office:value-type="float" office:value="3.70231" calcext:value-type="float">
            <text:p>3.70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.6001" calcext:value-type="float">
            <text:p>20.6001</text:p>
          </table:table-cell>
          <table:table-cell office:value-type="float" office:value="4.02566" calcext:value-type="float">
            <text:p>4.025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.293" calcext:value-type="float">
            <text:p>109.293</text:p>
          </table:table-cell>
          <table:table-cell office:value-type="float" office:value="4.79478" calcext:value-type="float">
            <text:p>4.79478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163.012" calcext:value-type="float">
            <text:p>163.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3119" calcext:value-type="float">
            <text:p>14.3119</text:p>
          </table:table-cell>
          <table:table-cell office:value-type="float" office:value="3.77102" calcext:value-type="float">
            <text:p>3.77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.4633" calcext:value-type="float">
            <text:p>15.4633</text:p>
          </table:table-cell>
          <table:table-cell office:value-type="float" office:value="3.70501" calcext:value-type="float">
            <text:p>3.705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3.9849" calcext:value-type="float">
            <text:p>33.9849</text:p>
          </table:table-cell>
          <table:table-cell office:value-type="float" office:value="3.83638" calcext:value-type="float">
            <text:p>3.83638</text:p>
          </table:table-cell>
          <table:table-cell office:value-type="float" office:value="426.824" calcext:value-type="float">
            <text:p>426.824</text:p>
          </table:table-cell>
          <table:table-cell office:value-type="float" office:value="297.901" calcext:value-type="float">
            <text:p>297.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.643" calcext:value-type="float">
            <text:p>180.643</text:p>
          </table:table-cell>
          <table:table-cell office:value-type="float" office:value="4.69764" calcext:value-type="float">
            <text:p>4.69764</text:p>
          </table:table-cell>
          <table:table-cell office:value-type="float" office:value="339.504" calcext:value-type="float">
            <text:p>339.504</text:p>
          </table:table-cell>
          <table:table-cell office:value-type="float" office:value="240.375" calcext:value-type="float">
            <text:p>240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.5783" calcext:value-type="float">
            <text:p>20.5783</text:p>
          </table:table-cell>
          <table:table-cell office:value-type="float" office:value="3.78383" calcext:value-type="float">
            <text:p>3.783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4.391" calcext:value-type="float">
            <text:p>114.391</text:p>
          </table:table-cell>
          <table:table-cell office:value-type="float" office:value="4.46729" calcext:value-type="float">
            <text:p>4.467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99229" calcext:value-type="float">
            <text:p>9.99229</text:p>
          </table:table-cell>
          <table:table-cell office:value-type="float" office:value="3.45489" calcext:value-type="float">
            <text:p>3.454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87966" calcext:value-type="float">
            <text:p>8.87966</text:p>
          </table:table-cell>
          <table:table-cell office:value-type="float" office:value="3.1813" calcext:value-type="float">
            <text:p>3.18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58775" calcext:value-type="float">
            <text:p>8.58775</text:p>
          </table:table-cell>
          <table:table-cell office:value-type="float" office:value="3.08686" calcext:value-type="float">
            <text:p>3.08686</text:p>
          </table:table-cell>
          <table:table-cell table:number-columns-repeated="2" office:value-type="float" office:value="162.211" calcext:value-type="float">
            <text:p>162.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42569" calcext:value-type="float">
            <text:p>7.42569</text:p>
          </table:table-cell>
          <table:table-cell office:value-type="float" office:value="3.07009" calcext:value-type="float">
            <text:p>3.070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.26276" calcext:value-type="float">
            <text:p>9.26276</text:p>
          </table:table-cell>
          <table:table-cell office:value-type="float" office:value="3.21171" calcext:value-type="float">
            <text:p>3.21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49738" calcext:value-type="float">
            <text:p>7.49738</text:p>
          </table:table-cell>
          <table:table-cell office:value-type="float" office:value="3.05907" calcext:value-type="float">
            <text:p>3.059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03806" calcext:value-type="float">
            <text:p>9.03806</text:p>
          </table:table-cell>
          <table:table-cell office:value-type="float" office:value="3.09274" calcext:value-type="float">
            <text:p>3.09274</text:p>
          </table:table-cell>
          <table:table-cell table:number-columns-repeated="2" office:value-type="float" office:value="25.6955" calcext:value-type="float">
            <text:p>25.6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73958" calcext:value-type="float">
            <text:p>7.73958</text:p>
          </table:table-cell>
          <table:table-cell office:value-type="float" office:value="3.04094" calcext:value-type="float">
            <text:p>3.040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66585" calcext:value-type="float">
            <text:p>8.66585</text:p>
          </table:table-cell>
          <table:table-cell office:value-type="float" office:value="3.28907" calcext:value-type="float">
            <text:p>3.289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5558" calcext:value-type="float">
            <text:p>10.5558</text:p>
          </table:table-cell>
          <table:table-cell office:value-type="float" office:value="3.45379" calcext:value-type="float">
            <text:p>3.45379</text:p>
          </table:table-cell>
          <table:table-cell table:number-columns-repeated="2" office:value-type="float" office:value="163.157" calcext:value-type="float">
            <text:p>163.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9649" calcext:value-type="float">
            <text:p>13.9649</text:p>
          </table:table-cell>
          <table:table-cell office:value-type="float" office:value="3.3496" calcext:value-type="float">
            <text:p>3.3496</text:p>
          </table:table-cell>
          <table:table-cell office:value-type="float" office:value="325.66" calcext:value-type="float">
            <text:p>325.66</text:p>
          </table:table-cell>
          <table:table-cell office:value-type="float" office:value="254.274" calcext:value-type="float">
            <text:p>254.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24331" calcext:value-type="float">
            <text:p>8.24331</text:p>
          </table:table-cell>
          <table:table-cell office:value-type="float" office:value="3.14345" calcext:value-type="float">
            <text:p>3.14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0083" calcext:value-type="float">
            <text:p>10.0083</text:p>
          </table:table-cell>
          <table:table-cell office:value-type="float" office:value="3.27556" calcext:value-type="float">
            <text:p>3.275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8686" calcext:value-type="float">
            <text:p>12.8686</text:p>
          </table:table-cell>
          <table:table-cell office:value-type="float" office:value="3.55388" calcext:value-type="float">
            <text:p>3.55388</text:p>
          </table:table-cell>
          <table:table-cell table:number-columns-repeated="2" office:value-type="float" office:value="156.55" calcext:value-type="float">
            <text:p>156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4.5867" calcext:value-type="float">
            <text:p>94.5867</text:p>
          </table:table-cell>
          <table:table-cell office:value-type="float" office:value="3.53291" calcext:value-type="float">
            <text:p>3.53291</text:p>
          </table:table-cell>
          <table:table-cell office:value-type="float" office:value="967.825" calcext:value-type="float">
            <text:p>967.825</text:p>
          </table:table-cell>
          <table:table-cell office:value-type="float" office:value="712.598" calcext:value-type="float">
            <text:p>712.5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5719" calcext:value-type="float">
            <text:p>12.5719</text:p>
          </table:table-cell>
          <table:table-cell office:value-type="float" office:value="3.34064" calcext:value-type="float">
            <text:p>3.340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.4409" calcext:value-type="float">
            <text:p>14.4409</text:p>
          </table:table-cell>
          <table:table-cell office:value-type="float" office:value="3.422" calcext:value-type="float">
            <text:p>3.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.8667" calcext:value-type="float">
            <text:p>20.8667</text:p>
          </table:table-cell>
          <table:table-cell office:value-type="float" office:value="3.88231" calcext:value-type="float">
            <text:p>3.88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.8457" calcext:value-type="float">
            <text:p>39.8457</text:p>
          </table:table-cell>
          <table:table-cell office:value-type="float" office:value="4.4756" calcext:value-type="float">
            <text:p>4.4756</text:p>
          </table:table-cell>
          <table:table-cell office:value-type="float" office:value="515.641" calcext:value-type="float">
            <text:p>515.641</text:p>
          </table:table-cell>
          <table:table-cell office:value-type="float" office:value="385.11" calcext:value-type="float">
            <text:p>385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9.803" calcext:value-type="float">
            <text:p>259.803</text:p>
          </table:table-cell>
          <table:table-cell office:value-type="float" office:value="7.22919" calcext:value-type="float">
            <text:p>7.229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58131" calcext:value-type="float">
            <text:p>5.58131</text:p>
          </table:table-cell>
          <table:table-cell office:value-type="float" office:value="2.75235" calcext:value-type="float">
            <text:p>2.752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75554" calcext:value-type="float">
            <text:p>5.75554</text:p>
          </table:table-cell>
          <table:table-cell office:value-type="float" office:value="2.90461" calcext:value-type="float">
            <text:p>2.904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46125" calcext:value-type="float">
            <text:p>8.46125</text:p>
          </table:table-cell>
          <table:table-cell office:value-type="float" office:value="3.13147" calcext:value-type="float">
            <text:p>3.131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5965" calcext:value-type="float">
            <text:p>10.5965</text:p>
          </table:table-cell>
          <table:table-cell office:value-type="float" office:value="3.1012" calcext:value-type="float">
            <text:p>3.1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64973" calcext:value-type="float">
            <text:p>4.64973</text:p>
          </table:table-cell>
          <table:table-cell office:value-type="float" office:value="2.59726" calcext:value-type="float">
            <text:p>2.597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3929" calcext:value-type="float">
            <text:p>6.33929</text:p>
          </table:table-cell>
          <table:table-cell office:value-type="float" office:value="2.7154" calcext:value-type="float">
            <text:p>2.71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36763" calcext:value-type="float">
            <text:p>7.36763</text:p>
          </table:table-cell>
          <table:table-cell office:value-type="float" office:value="2.71951" calcext:value-type="float">
            <text:p>2.719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13634" calcext:value-type="float">
            <text:p>6.13634</text:p>
          </table:table-cell>
          <table:table-cell office:value-type="float" office:value="2.64008" calcext:value-type="float">
            <text:p>2.640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19926" calcext:value-type="float">
            <text:p>5.19926</text:p>
          </table:table-cell>
          <table:table-cell office:value-type="float" office:value="2.6374" calcext:value-type="float">
            <text:p>2.6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.2368" calcext:value-type="float">
            <text:p>27.2368</text:p>
          </table:table-cell>
          <table:table-cell office:value-type="float" office:value="2.72971" calcext:value-type="float">
            <text:p>2.72971</text:p>
          </table:table-cell>
          <table:table-cell office:value-type="float" office:value="559.048" calcext:value-type="float">
            <text:p>559.048</text:p>
          </table:table-cell>
          <table:table-cell office:value-type="float" office:value="420.87" calcext:value-type="float">
            <text:p>420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92294" calcext:value-type="float">
            <text:p>6.92294</text:p>
          </table:table-cell>
          <table:table-cell office:value-type="float" office:value="2.755" calcext:value-type="float">
            <text:p>2.7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33866" calcext:value-type="float">
            <text:p>6.33866</text:p>
          </table:table-cell>
          <table:table-cell office:value-type="float" office:value="2.69592" calcext:value-type="float">
            <text:p>2.695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67303" calcext:value-type="float">
            <text:p>5.67303</text:p>
          </table:table-cell>
          <table:table-cell office:value-type="float" office:value="2.58187" calcext:value-type="float">
            <text:p>2.581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08366" calcext:value-type="float">
            <text:p>6.08366</text:p>
          </table:table-cell>
          <table:table-cell office:value-type="float" office:value="2.56517" calcext:value-type="float">
            <text:p>2.56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99224" calcext:value-type="float">
            <text:p>3.99224</text:p>
          </table:table-cell>
          <table:table-cell office:value-type="float" office:value="2.47961" calcext:value-type="float">
            <text:p>2.479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51957" calcext:value-type="float">
            <text:p>4.51957</text:p>
          </table:table-cell>
          <table:table-cell office:value-type="float" office:value="2.56302" calcext:value-type="float">
            <text:p>2.56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25525" calcext:value-type="float">
            <text:p>5.25525</text:p>
          </table:table-cell>
          <table:table-cell office:value-type="float" office:value="2.56481" calcext:value-type="float">
            <text:p>2.564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25982" calcext:value-type="float">
            <text:p>4.25982</text:p>
          </table:table-cell>
          <table:table-cell office:value-type="float" office:value="2.55558" calcext:value-type="float">
            <text:p>2.55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01539" calcext:value-type="float">
            <text:p>5.01539</text:p>
          </table:table-cell>
          <table:table-cell office:value-type="float" office:value="2.71769" calcext:value-type="float">
            <text:p>2.717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4858" calcext:value-type="float">
            <text:p>6.84858</text:p>
          </table:table-cell>
          <table:table-cell office:value-type="float" office:value="2.84934" calcext:value-type="float">
            <text:p>2.849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18815" calcext:value-type="float">
            <text:p>6.18815</text:p>
          </table:table-cell>
          <table:table-cell office:value-type="float" office:value="2.72263" calcext:value-type="float">
            <text:p>2.72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14063" calcext:value-type="float">
            <text:p>5.14063</text:p>
          </table:table-cell>
          <table:table-cell office:value-type="float" office:value="2.75794" calcext:value-type="float">
            <text:p>2.757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84993" calcext:value-type="float">
            <text:p>8.84993</text:p>
          </table:table-cell>
          <table:table-cell office:value-type="float" office:value="3.1671" calcext:value-type="float">
            <text:p>3.16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.198" calcext:value-type="float">
            <text:p>202.198</text:p>
          </table:table-cell>
          <table:table-cell office:value-type="float" office:value="4.18202" calcext:value-type="float">
            <text:p>4.182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41582" calcext:value-type="float">
            <text:p>9.41582</text:p>
          </table:table-cell>
          <table:table-cell office:value-type="float" office:value="3.09816" calcext:value-type="float">
            <text:p>3.098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59594" calcext:value-type="float">
            <text:p>7.59594</text:p>
          </table:table-cell>
          <table:table-cell office:value-type="float" office:value="2.90655" calcext:value-type="float">
            <text:p>2.906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59955" calcext:value-type="float">
            <text:p>6.59955</text:p>
          </table:table-cell>
          <table:table-cell office:value-type="float" office:value="2.80133" calcext:value-type="float">
            <text:p>2.80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33736" calcext:value-type="float">
            <text:p>7.33736</text:p>
          </table:table-cell>
          <table:table-cell office:value-type="float" office:value="2.89168" calcext:value-type="float">
            <text:p>2.89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35566" calcext:value-type="float">
            <text:p>6.35566</text:p>
          </table:table-cell>
          <table:table-cell office:value-type="float" office:value="2.87769" calcext:value-type="float">
            <text:p>2.877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9533" calcext:value-type="float">
            <text:p>6.9533</text:p>
          </table:table-cell>
          <table:table-cell office:value-type="float" office:value="2.96262" calcext:value-type="float">
            <text:p>2.962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62766" calcext:value-type="float">
            <text:p>8.62766</text:p>
          </table:table-cell>
          <table:table-cell office:value-type="float" office:value="3.07111" calcext:value-type="float">
            <text:p>3.071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5481" calcext:value-type="float">
            <text:p>7.5481</text:p>
          </table:table-cell>
          <table:table-cell office:value-type="float" office:value="3.04461" calcext:value-type="float">
            <text:p>3.044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06103" calcext:value-type="float">
            <text:p>8.06103</text:p>
          </table:table-cell>
          <table:table-cell office:value-type="float" office:value="3.00182" calcext:value-type="float">
            <text:p>3.001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48052" calcext:value-type="float">
            <text:p>7.48052</text:p>
          </table:table-cell>
          <table:table-cell office:value-type="float" office:value="2.90289" calcext:value-type="float">
            <text:p>2.902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05518" calcext:value-type="float">
            <text:p>8.05518</text:p>
          </table:table-cell>
          <table:table-cell office:value-type="float" office:value="2.91999" calcext:value-type="float">
            <text:p>2.91999</text:p>
          </table:table-cell>
          <table:table-cell table:number-columns-repeated="2" office:value-type="float" office:value="39.2138" calcext:value-type="float">
            <text:p>39.2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84721" calcext:value-type="float">
            <text:p>9.84721</text:p>
          </table:table-cell>
          <table:table-cell office:value-type="float" office:value="2.89394" calcext:value-type="float">
            <text:p>2.89394</text:p>
          </table:table-cell>
          <table:table-cell table:number-columns-repeated="2" office:value-type="float" office:value="46.0069" calcext:value-type="float">
            <text:p>46.0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.8446" calcext:value-type="float">
            <text:p>16.8446</text:p>
          </table:table-cell>
          <table:table-cell office:value-type="float" office:value="2.73108" calcext:value-type="float">
            <text:p>2.73108</text:p>
          </table:table-cell>
          <table:table-cell office:value-type="float" office:value="387.359" calcext:value-type="float">
            <text:p>387.359</text:p>
          </table:table-cell>
          <table:table-cell office:value-type="float" office:value="340.583" calcext:value-type="float">
            <text:p>340.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65583" calcext:value-type="float">
            <text:p>5.65583</text:p>
          </table:table-cell>
          <table:table-cell office:value-type="float" office:value="2.61488" calcext:value-type="float">
            <text:p>2.614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02091" calcext:value-type="float">
            <text:p>6.02091</text:p>
          </table:table-cell>
          <table:table-cell office:value-type="float" office:value="2.6962" calcext:value-type="float">
            <text:p>2.69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.20604" calcext:value-type="float">
            <text:p>7.20604</text:p>
          </table:table-cell>
          <table:table-cell office:value-type="float" office:value="2.83584" calcext:value-type="float">
            <text:p>2.835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1824" calcext:value-type="float">
            <text:p>10.1824</text:p>
          </table:table-cell>
          <table:table-cell office:value-type="float" office:value="2.98688" calcext:value-type="float">
            <text:p>2.98688</text:p>
          </table:table-cell>
          <table:table-cell table:number-columns-repeated="2" office:value-type="float" office:value="140.349" calcext:value-type="float">
            <text:p>140.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96269" calcext:value-type="float">
            <text:p>8.96269</text:p>
          </table:table-cell>
          <table:table-cell office:value-type="float" office:value="2.80379" calcext:value-type="float">
            <text:p>2.803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73633" calcext:value-type="float">
            <text:p>8.73633</text:p>
          </table:table-cell>
          <table:table-cell office:value-type="float" office:value="2.79843" calcext:value-type="float">
            <text:p>2.798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.508" calcext:value-type="float">
            <text:p>67.508</text:p>
          </table:table-cell>
          <table:table-cell office:value-type="float" office:value="3.29849" calcext:value-type="float">
            <text:p>3.29849</text:p>
          </table:table-cell>
          <table:table-cell office:value-type="float" office:value="706.249" calcext:value-type="float">
            <text:p>706.249</text:p>
          </table:table-cell>
          <table:table-cell office:value-type="float" office:value="504.209" calcext:value-type="float">
            <text:p>504.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.53" calcext:value-type="float">
            <text:p>14.53</text:p>
          </table:table-cell>
          <table:table-cell office:value-type="float" office:value="3.02779" calcext:value-type="float">
            <text:p>3.02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.3605" calcext:value-type="float">
            <text:p>21.3605</text:p>
          </table:table-cell>
          <table:table-cell office:value-type="float" office:value="3.16062" calcext:value-type="float">
            <text:p>3.160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1.541" calcext:value-type="float">
            <text:p>191.541</text:p>
          </table:table-cell>
          <table:table-cell office:value-type="float" office:value="4.70736" calcext:value-type="float">
            <text:p>4.70736</text:p>
          </table:table-cell>
          <table:table-cell office:value-type="float" office:value="169.542" calcext:value-type="float">
            <text:p>169.542</text:p>
          </table:table-cell>
          <table:table-cell office:value-type="float" office:value="152.074" calcext:value-type="float">
            <text:p>152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20558" calcext:value-type="float">
            <text:p>7.20558</text:p>
          </table:table-cell>
          <table:table-cell office:value-type="float" office:value="2.75243" calcext:value-type="float">
            <text:p>2.75243</text:p>
          </table:table-cell>
          <table:table-cell table:number-columns-repeated="2" office:value-type="float" office:value="118.743" calcext:value-type="float">
            <text:p>118.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0.671" calcext:value-type="float">
            <text:p>210.671</text:p>
          </table:table-cell>
          <table:table-cell office:value-type="float" office:value="3.83281" calcext:value-type="float">
            <text:p>3.832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31096" calcext:value-type="float">
            <text:p>4.31096</text:p>
          </table:table-cell>
          <table:table-cell office:value-type="float" office:value="2.65097" calcext:value-type="float">
            <text:p>2.650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80057" calcext:value-type="float">
            <text:p>5.80057</text:p>
          </table:table-cell>
          <table:table-cell office:value-type="float" office:value="2.90137" calcext:value-type="float">
            <text:p>2.901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5317" calcext:value-type="float">
            <text:p>6.75317</text:p>
          </table:table-cell>
          <table:table-cell office:value-type="float" office:value="2.94458" calcext:value-type="float">
            <text:p>2.944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.3879" calcext:value-type="float">
            <text:p>35.3879</text:p>
          </table:table-cell>
          <table:table-cell office:value-type="float" office:value="2.93157" calcext:value-type="float">
            <text:p>2.93157</text:p>
          </table:table-cell>
          <table:table-cell office:value-type="float" office:value="572.512" calcext:value-type="float">
            <text:p>572.512</text:p>
          </table:table-cell>
          <table:table-cell office:value-type="float" office:value="410.449" calcext:value-type="float">
            <text:p>410.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1.1719" calcext:value-type="float">
            <text:p>61.1719</text:p>
          </table:table-cell>
          <table:table-cell office:value-type="float" office:value="3.05732" calcext:value-type="float">
            <text:p>3.05732</text:p>
          </table:table-cell>
          <table:table-cell table:number-columns-repeated="2" office:value-type="float" office:value="32.2399" calcext:value-type="float">
            <text:p>32.2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21314" calcext:value-type="float">
            <text:p>5.21314</text:p>
          </table:table-cell>
          <table:table-cell office:value-type="float" office:value="2.78878" calcext:value-type="float">
            <text:p>2.788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1718" calcext:value-type="float">
            <text:p>8.1718</text:p>
          </table:table-cell>
          <table:table-cell office:value-type="float" office:value="3.05152" calcext:value-type="float">
            <text:p>3.05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38777" calcext:value-type="float">
            <text:p>6.38777</text:p>
          </table:table-cell>
          <table:table-cell office:value-type="float" office:value="2.97618" calcext:value-type="float">
            <text:p>2.976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8665" calcext:value-type="float">
            <text:p>10.8665</text:p>
          </table:table-cell>
          <table:table-cell office:value-type="float" office:value="3.19511" calcext:value-type="float">
            <text:p>3.195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38796" calcext:value-type="float">
            <text:p>6.38796</text:p>
          </table:table-cell>
          <table:table-cell office:value-type="float" office:value="2.74138" calcext:value-type="float">
            <text:p>2.74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65911" calcext:value-type="float">
            <text:p>8.65911</text:p>
          </table:table-cell>
          <table:table-cell office:value-type="float" office:value="2.75708" calcext:value-type="float">
            <text:p>2.75708</text:p>
          </table:table-cell>
          <table:table-cell table:number-columns-repeated="2" office:value-type="float" office:value="244.284" calcext:value-type="float">
            <text:p>244.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5.148" calcext:value-type="float">
            <text:p>35.148</text:p>
          </table:table-cell>
          <table:table-cell office:value-type="float" office:value="3.16676" calcext:value-type="float">
            <text:p>3.166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61011" calcext:value-type="float">
            <text:p>7.61011</text:p>
          </table:table-cell>
          <table:table-cell office:value-type="float" office:value="3.07506" calcext:value-type="float">
            <text:p>3.075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.8088" calcext:value-type="float">
            <text:p>12.8088</text:p>
          </table:table-cell>
          <table:table-cell office:value-type="float" office:value="3.37877" calcext:value-type="float">
            <text:p>3.378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8048" calcext:value-type="float">
            <text:p>6.78048</text:p>
          </table:table-cell>
          <table:table-cell office:value-type="float" office:value="2.75609" calcext:value-type="float">
            <text:p>2.756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14386" calcext:value-type="float">
            <text:p>9.14386</text:p>
          </table:table-cell>
          <table:table-cell office:value-type="float" office:value="2.92891" calcext:value-type="float">
            <text:p>2.928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13847" calcext:value-type="float">
            <text:p>9.13847</text:p>
          </table:table-cell>
          <table:table-cell office:value-type="float" office:value="2.87703" calcext:value-type="float">
            <text:p>2.87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2.969" calcext:value-type="float">
            <text:p>2.9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08678" calcext:value-type="float">
            <text:p>7.08678</text:p>
          </table:table-cell>
          <table:table-cell office:value-type="float" office:value="2.57282" calcext:value-type="float">
            <text:p>2.572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80081" calcext:value-type="float">
            <text:p>8.80081</text:p>
          </table:table-cell>
          <table:table-cell office:value-type="float" office:value="2.57587" calcext:value-type="float">
            <text:p>2.575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85181" calcext:value-type="float">
            <text:p>7.85181</text:p>
          </table:table-cell>
          <table:table-cell office:value-type="float" office:value="2.54019" calcext:value-type="float">
            <text:p>2.540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22644" calcext:value-type="float">
            <text:p>9.22644</text:p>
          </table:table-cell>
          <table:table-cell office:value-type="float" office:value="2.6324" calcext:value-type="float">
            <text:p>2.63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7427" calcext:value-type="float">
            <text:p>11.7427</text:p>
          </table:table-cell>
          <table:table-cell office:value-type="float" office:value="2.8077" calcext:value-type="float">
            <text:p>2.80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.5666" calcext:value-type="float">
            <text:p>14.5666</text:p>
          </table:table-cell>
          <table:table-cell office:value-type="float" office:value="2.82154" calcext:value-type="float">
            <text:p>2.821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.3244" calcext:value-type="float">
            <text:p>20.3244</text:p>
          </table:table-cell>
          <table:table-cell office:value-type="float" office:value="2.96312" calcext:value-type="float">
            <text:p>2.96312</text:p>
          </table:table-cell>
          <table:table-cell table:number-columns-repeated="2" office:value-type="float" office:value="46.3131" calcext:value-type="float">
            <text:p>46.3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.9054" calcext:value-type="float">
            <text:p>46.9054</text:p>
          </table:table-cell>
          <table:table-cell office:value-type="float" office:value="3.68539" calcext:value-type="float">
            <text:p>3.685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2.823" calcext:value-type="float">
            <text:p>252.823</text:p>
          </table:table-cell>
          <table:table-cell office:value-type="float" office:value="4.2313" calcext:value-type="float">
            <text:p>4.23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88576" calcext:value-type="float">
            <text:p>3.88576</text:p>
          </table:table-cell>
          <table:table-cell office:value-type="float" office:value="2.3713" calcext:value-type="float">
            <text:p>2.37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2.773" calcext:value-type="float">
            <text:p>192.773</text:p>
          </table:table-cell>
          <table:table-cell office:value-type="float" office:value="3.54968" calcext:value-type="float">
            <text:p>3.549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29047" calcext:value-type="float">
            <text:p>7.29047</text:p>
          </table:table-cell>
          <table:table-cell office:value-type="float" office:value="2.47702" calcext:value-type="float">
            <text:p>2.477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26909" calcext:value-type="float">
            <text:p>5.26909</text:p>
          </table:table-cell>
          <table:table-cell office:value-type="float" office:value="2.39214" calcext:value-type="float">
            <text:p>2.392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44471" calcext:value-type="float">
            <text:p>4.44471</text:p>
          </table:table-cell>
          <table:table-cell office:value-type="float" office:value="2.32561" calcext:value-type="float">
            <text:p>2.32561</text:p>
          </table:table-cell>
          <table:table-cell table:number-columns-repeated="2" office:value-type="float" office:value="157.126" calcext:value-type="float">
            <text:p>157.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29604" calcext:value-type="float">
            <text:p>3.29604</text:p>
          </table:table-cell>
          <table:table-cell office:value-type="float" office:value="2.36887" calcext:value-type="float">
            <text:p>2.368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14439" calcext:value-type="float">
            <text:p>4.14439</text:p>
          </table:table-cell>
          <table:table-cell office:value-type="float" office:value="2.48784" calcext:value-type="float">
            <text:p>2.48784</text:p>
          </table:table-cell>
          <table:table-cell table:number-columns-repeated="2" office:value-type="float" office:value="116.365" calcext:value-type="float">
            <text:p>116.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10039" calcext:value-type="float">
            <text:p>4.10039</text:p>
          </table:table-cell>
          <table:table-cell office:value-type="float" office:value="2.57423" calcext:value-type="float">
            <text:p>2.574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55507" calcext:value-type="float">
            <text:p>6.55507</text:p>
          </table:table-cell>
          <table:table-cell office:value-type="float" office:value="2.78712" calcext:value-type="float">
            <text:p>2.787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07607" calcext:value-type="float">
            <text:p>5.07607</text:p>
          </table:table-cell>
          <table:table-cell office:value-type="float" office:value="2.70146" calcext:value-type="float">
            <text:p>2.701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99469" calcext:value-type="float">
            <text:p>9.99469</text:p>
          </table:table-cell>
          <table:table-cell office:value-type="float" office:value="3.0429" calcext:value-type="float">
            <text:p>3.04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43297" calcext:value-type="float">
            <text:p>5.43297</text:p>
          </table:table-cell>
          <table:table-cell office:value-type="float" office:value="2.60965" calcext:value-type="float">
            <text:p>2.609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276" calcext:value-type="float">
            <text:p>6.5276</text:p>
          </table:table-cell>
          <table:table-cell office:value-type="float" office:value="2.71351" calcext:value-type="float">
            <text:p>2.713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2417" calcext:value-type="float">
            <text:p>11.2417</text:p>
          </table:table-cell>
          <table:table-cell office:value-type="float" office:value="2.73205" calcext:value-type="float">
            <text:p>2.73205</text:p>
          </table:table-cell>
          <table:table-cell table:number-columns-repeated="2" office:value-type="float" office:value="240.365" calcext:value-type="float">
            <text:p>240.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91176" calcext:value-type="float">
            <text:p>4.91176</text:p>
          </table:table-cell>
          <table:table-cell office:value-type="float" office:value="2.48644" calcext:value-type="float">
            <text:p>2.486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56326" calcext:value-type="float">
            <text:p>8.56326</text:p>
          </table:table-cell>
          <table:table-cell office:value-type="float" office:value="2.67895" calcext:value-type="float">
            <text:p>2.67895</text:p>
          </table:table-cell>
          <table:table-cell table:number-columns-repeated="2" office:value-type="float" office:value="83.1684" calcext:value-type="float">
            <text:p>83.1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25006" calcext:value-type="float">
            <text:p>3.25006</text:p>
          </table:table-cell>
          <table:table-cell office:value-type="float" office:value="2.32791" calcext:value-type="float">
            <text:p>2.32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45932" calcext:value-type="float">
            <text:p>3.45932</text:p>
          </table:table-cell>
          <table:table-cell office:value-type="float" office:value="2.38217" calcext:value-type="float">
            <text:p>2.38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87305" calcext:value-type="float">
            <text:p>3.87305</text:p>
          </table:table-cell>
          <table:table-cell office:value-type="float" office:value="2.46013" calcext:value-type="float">
            <text:p>2.460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01266" calcext:value-type="float">
            <text:p>6.01266</text:p>
          </table:table-cell>
          <table:table-cell office:value-type="float" office:value="2.72589" calcext:value-type="float">
            <text:p>2.725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27398" calcext:value-type="float">
            <text:p>9.27398</text:p>
          </table:table-cell>
          <table:table-cell office:value-type="float" office:value="2.81455" calcext:value-type="float">
            <text:p>2.81455</text:p>
          </table:table-cell>
          <table:table-cell table:number-columns-repeated="2" office:value-type="float" office:value="170.892" calcext:value-type="float">
            <text:p>170.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99964" calcext:value-type="float">
            <text:p>5.99964</text:p>
          </table:table-cell>
          <table:table-cell office:value-type="float" office:value="2.60179" calcext:value-type="float">
            <text:p>2.601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.5918" calcext:value-type="float">
            <text:p>14.5918</text:p>
          </table:table-cell>
          <table:table-cell office:value-type="float" office:value="2.60083" calcext:value-type="float">
            <text:p>2.60083</text:p>
          </table:table-cell>
          <table:table-cell office:value-type="float" office:value="305.02" calcext:value-type="float">
            <text:p>305.02</text:p>
          </table:table-cell>
          <table:table-cell office:value-type="float" office:value="268.082" calcext:value-type="float">
            <text:p>268.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25809" calcext:value-type="float">
            <text:p>3.25809</text:p>
          </table:table-cell>
          <table:table-cell office:value-type="float" office:value="2.38745" calcext:value-type="float">
            <text:p>2.387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.2942" calcext:value-type="float">
            <text:p>16.2942</text:p>
          </table:table-cell>
          <table:table-cell office:value-type="float" office:value="2.60402" calcext:value-type="float">
            <text:p>2.60402</text:p>
          </table:table-cell>
          <table:table-cell office:value-type="float" office:value="330.624" calcext:value-type="float">
            <text:p>330.624</text:p>
          </table:table-cell>
          <table:table-cell office:value-type="float" office:value="259.319" calcext:value-type="float">
            <text:p>259.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84553" calcext:value-type="float">
            <text:p>3.84553</text:p>
          </table:table-cell>
          <table:table-cell office:value-type="float" office:value="2.57946" calcext:value-type="float">
            <text:p>2.579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83462" calcext:value-type="float">
            <text:p>4.83462</text:p>
          </table:table-cell>
          <table:table-cell office:value-type="float" office:value="2.75786" calcext:value-type="float">
            <text:p>2.757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84194" calcext:value-type="float">
            <text:p>8.84194</text:p>
          </table:table-cell>
          <table:table-cell office:value-type="float" office:value="3.0144" calcext:value-type="float">
            <text:p>3.0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63728" calcext:value-type="float">
            <text:p>4.63728</text:p>
          </table:table-cell>
          <table:table-cell office:value-type="float" office:value="2.65279" calcext:value-type="float">
            <text:p>2.652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89574" calcext:value-type="float">
            <text:p>5.89574</text:p>
          </table:table-cell>
          <table:table-cell office:value-type="float" office:value="2.65785" calcext:value-type="float">
            <text:p>2.657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94265" calcext:value-type="float">
            <text:p>3.94265</text:p>
          </table:table-cell>
          <table:table-cell office:value-type="float" office:value="2.56156" calcext:value-type="float">
            <text:p>2.56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30096" calcext:value-type="float">
            <text:p>4.30096</text:p>
          </table:table-cell>
          <table:table-cell office:value-type="float" office:value="2.64153" calcext:value-type="float">
            <text:p>2.641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83915" calcext:value-type="float">
            <text:p>4.83915</text:p>
          </table:table-cell>
          <table:table-cell office:value-type="float" office:value="2.75822" calcext:value-type="float">
            <text:p>2.75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5193" calcext:value-type="float">
            <text:p>8.5193</text:p>
          </table:table-cell>
          <table:table-cell office:value-type="float" office:value="3.07421" calcext:value-type="float">
            <text:p>3.074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9.451" calcext:value-type="float">
            <text:p>229.451</text:p>
          </table:table-cell>
          <table:table-cell office:value-type="float" office:value="5.40896" calcext:value-type="float">
            <text:p>5.40896</text:p>
          </table:table-cell>
          <table:table-cell table:number-columns-repeated="2" office:value-type="float" office:value="341.462" calcext:value-type="float">
            <text:p>341.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11846" calcext:value-type="float">
            <text:p>5.11846</text:p>
          </table:table-cell>
          <table:table-cell office:value-type="float" office:value="2.71953" calcext:value-type="float">
            <text:p>2.71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36115" calcext:value-type="float">
            <text:p>7.36115</text:p>
          </table:table-cell>
          <table:table-cell office:value-type="float" office:value="2.88952" calcext:value-type="float">
            <text:p>2.889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04134" calcext:value-type="float">
            <text:p>6.04134</text:p>
          </table:table-cell>
          <table:table-cell office:value-type="float" office:value="2.83236" calcext:value-type="float">
            <text:p>2.83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8835" calcext:value-type="float">
            <text:p>14.8835</text:p>
          </table:table-cell>
          <table:table-cell office:value-type="float" office:value="3.40949" calcext:value-type="float">
            <text:p>3.40949</text:p>
          </table:table-cell>
          <table:table-cell office:value-type="float" office:value="150.91" calcext:value-type="float">
            <text:p>150.91</text:p>
          </table:table-cell>
          <table:table-cell office:value-type="float" office:value="129.908" calcext:value-type="float">
            <text:p>129.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29118" calcext:value-type="float">
            <text:p>9.29118</text:p>
          </table:table-cell>
          <table:table-cell office:value-type="float" office:value="2.79762" calcext:value-type="float">
            <text:p>2.797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71303" calcext:value-type="float">
            <text:p>3.71303</text:p>
          </table:table-cell>
          <table:table-cell office:value-type="float" office:value="2.38806" calcext:value-type="float">
            <text:p>2.388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16846" calcext:value-type="float">
            <text:p>4.16846</text:p>
          </table:table-cell>
          <table:table-cell office:value-type="float" office:value="2.45908" calcext:value-type="float">
            <text:p>2.45908</text:p>
          </table:table-cell>
          <table:table-cell table:number-columns-repeated="2" office:value-type="float" office:value="73.679" calcext:value-type="float">
            <text:p>73.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3719" calcext:value-type="float">
            <text:p>4.3719</text:p>
          </table:table-cell>
          <table:table-cell office:value-type="float" office:value="2.52924" calcext:value-type="float">
            <text:p>2.529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05644" calcext:value-type="float">
            <text:p>5.05644</text:p>
          </table:table-cell>
          <table:table-cell office:value-type="float" office:value="2.64566" calcext:value-type="float">
            <text:p>2.645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32983" calcext:value-type="float">
            <text:p>8.32983</text:p>
          </table:table-cell>
          <table:table-cell office:value-type="float" office:value="2.89276" calcext:value-type="float">
            <text:p>2.89276</text:p>
          </table:table-cell>
          <table:table-cell table:number-columns-repeated="2" office:value-type="float" office:value="157.29" calcext:value-type="float">
            <text:p>157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.0657" calcext:value-type="float">
            <text:p>13.0657</text:p>
          </table:table-cell>
          <table:table-cell office:value-type="float" office:value="3.1151" calcext:value-type="float">
            <text:p>3.11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77652" calcext:value-type="float">
            <text:p>5.77652</text:p>
          </table:table-cell>
          <table:table-cell office:value-type="float" office:value="2.58578" calcext:value-type="float">
            <text:p>2.58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83237" calcext:value-type="float">
            <text:p>8.83237</text:p>
          </table:table-cell>
          <table:table-cell office:value-type="float" office:value="2.62235" calcext:value-type="float">
            <text:p>2.622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11539" calcext:value-type="float">
            <text:p>7.11539</text:p>
          </table:table-cell>
          <table:table-cell office:value-type="float" office:value="2.5906" calcext:value-type="float">
            <text:p>2.59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80973" calcext:value-type="float">
            <text:p>3.80973</text:p>
          </table:table-cell>
          <table:table-cell office:value-type="float" office:value="2.30852" calcext:value-type="float">
            <text:p>2.308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02481" calcext:value-type="float">
            <text:p>4.02481</text:p>
          </table:table-cell>
          <table:table-cell office:value-type="float" office:value="2.38345" calcext:value-type="float">
            <text:p>2.38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16492" calcext:value-type="float">
            <text:p>7.16492</text:p>
          </table:table-cell>
          <table:table-cell office:value-type="float" office:value="2.64021" calcext:value-type="float">
            <text:p>2.64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5.7616" calcext:value-type="float">
            <text:p>35.7616</text:p>
          </table:table-cell>
          <table:table-cell office:value-type="float" office:value="2.65196" calcext:value-type="float">
            <text:p>2.65196</text:p>
          </table:table-cell>
          <table:table-cell office:value-type="float" office:value="430.439" calcext:value-type="float">
            <text:p>430.439</text:p>
          </table:table-cell>
          <table:table-cell office:value-type="float" office:value="358.493" calcext:value-type="float">
            <text:p>358.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80426" calcext:value-type="float">
            <text:p>9.80426</text:p>
          </table:table-cell>
          <table:table-cell office:value-type="float" office:value="2.57865" calcext:value-type="float">
            <text:p>2.578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8913" calcext:value-type="float">
            <text:p>2.8913</text:p>
          </table:table-cell>
          <table:table-cell office:value-type="float" office:value="2.16267" calcext:value-type="float">
            <text:p>2.16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0089" calcext:value-type="float">
            <text:p>3.0089</text:p>
          </table:table-cell>
          <table:table-cell office:value-type="float" office:value="2.19417" calcext:value-type="float">
            <text:p>2.194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0889" calcext:value-type="float">
            <text:p>3.0889</text:p>
          </table:table-cell>
          <table:table-cell office:value-type="float" office:value="2.22971" calcext:value-type="float">
            <text:p>2.229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38019" calcext:value-type="float">
            <text:p>3.38019</text:p>
          </table:table-cell>
          <table:table-cell office:value-type="float" office:value="2.27133" calcext:value-type="float">
            <text:p>2.27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54999" calcext:value-type="float">
            <text:p>3.54999</text:p>
          </table:table-cell>
          <table:table-cell office:value-type="float" office:value="2.32445" calcext:value-type="float">
            <text:p>2.324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94186" calcext:value-type="float">
            <text:p>3.94186</text:p>
          </table:table-cell>
          <table:table-cell office:value-type="float" office:value="2.39359" calcext:value-type="float">
            <text:p>2.393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61055" calcext:value-type="float">
            <text:p>4.61055</text:p>
          </table:table-cell>
          <table:table-cell office:value-type="float" office:value="2.49742" calcext:value-type="float">
            <text:p>2.497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14081" calcext:value-type="float">
            <text:p>8.14081</text:p>
          </table:table-cell>
          <table:table-cell office:value-type="float" office:value="2.75733" calcext:value-type="float">
            <text:p>2.757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05944" calcext:value-type="float">
            <text:p>7.05944</text:p>
          </table:table-cell>
          <table:table-cell office:value-type="float" office:value="2.54731" calcext:value-type="float">
            <text:p>2.547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24682" calcext:value-type="float">
            <text:p>6.24682</text:p>
          </table:table-cell>
          <table:table-cell office:value-type="float" office:value="2.62233" calcext:value-type="float">
            <text:p>2.622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.3069" calcext:value-type="float">
            <text:p>12.3069</text:p>
          </table:table-cell>
          <table:table-cell office:value-type="float" office:value="2.82062" calcext:value-type="float">
            <text:p>2.820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09269" calcext:value-type="float">
            <text:p>3.09269</text:p>
          </table:table-cell>
          <table:table-cell office:value-type="float" office:value="2.07931" calcext:value-type="float">
            <text:p>2.07931</text:p>
          </table:table-cell>
          <table:table-cell table:number-columns-repeated="2" office:value-type="float" office:value="92.6462" calcext:value-type="float">
            <text:p>92.6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67787" calcext:value-type="float">
            <text:p>2.67787</text:p>
          </table:table-cell>
          <table:table-cell office:value-type="float" office:value="2.1118" calcext:value-type="float">
            <text:p>2.11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81555" calcext:value-type="float">
            <text:p>8.81555</text:p>
          </table:table-cell>
          <table:table-cell office:value-type="float" office:value="2.50862" calcext:value-type="float">
            <text:p>2.508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.4771" calcext:value-type="float">
            <text:p>16.4771</text:p>
          </table:table-cell>
          <table:table-cell office:value-type="float" office:value="2.86301" calcext:value-type="float">
            <text:p>2.86301</text:p>
          </table:table-cell>
          <table:table-cell office:value-type="float" office:value="296.012" calcext:value-type="float">
            <text:p>296.012</text:p>
          </table:table-cell>
          <table:table-cell office:value-type="float" office:value="244.528" calcext:value-type="float">
            <text:p>244.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742" calcext:value-type="float">
            <text:p>5.742</text:p>
          </table:table-cell>
          <table:table-cell office:value-type="float" office:value="2.6685" calcext:value-type="float">
            <text:p>2.66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26611" calcext:value-type="float">
            <text:p>4.26611</text:p>
          </table:table-cell>
          <table:table-cell office:value-type="float" office:value="2.60131" calcext:value-type="float">
            <text:p>2.601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13227" calcext:value-type="float">
            <text:p>6.13227</text:p>
          </table:table-cell>
          <table:table-cell office:value-type="float" office:value="2.79695" calcext:value-type="float">
            <text:p>2.796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58333" calcext:value-type="float">
            <text:p>5.58333</text:p>
          </table:table-cell>
          <table:table-cell office:value-type="float" office:value="2.57044" calcext:value-type="float">
            <text:p>2.570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89751" calcext:value-type="float">
            <text:p>5.89751</text:p>
          </table:table-cell>
          <table:table-cell office:value-type="float" office:value="2.70453" calcext:value-type="float">
            <text:p>2.704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45537" calcext:value-type="float">
            <text:p>5.45537</text:p>
          </table:table-cell>
          <table:table-cell office:value-type="float" office:value="2.43688" calcext:value-type="float">
            <text:p>2.436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2942" calcext:value-type="float">
            <text:p>7.2942</text:p>
          </table:table-cell>
          <table:table-cell office:value-type="float" office:value="2.63176" calcext:value-type="float">
            <text:p>2.631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73442" calcext:value-type="float">
            <text:p>4.73442</text:p>
          </table:table-cell>
          <table:table-cell office:value-type="float" office:value="2.44523" calcext:value-type="float">
            <text:p>2.445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82.743" calcext:value-type="float">
            <text:p>282.743</text:p>
          </table:table-cell>
          <table:table-cell office:value-type="float" office:value="3.80104" calcext:value-type="float">
            <text:p>3.801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66508" calcext:value-type="float">
            <text:p>2.66508</text:p>
          </table:table-cell>
          <table:table-cell office:value-type="float" office:value="2.14915" calcext:value-type="float">
            <text:p>2.149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69636" calcext:value-type="float">
            <text:p>2.69636</text:p>
          </table:table-cell>
          <table:table-cell office:value-type="float" office:value="2.17344" calcext:value-type="float">
            <text:p>2.173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10389" calcext:value-type="float">
            <text:p>5.10389</text:p>
          </table:table-cell>
          <table:table-cell office:value-type="float" office:value="2.282" calcext:value-type="float">
            <text:p>2.282</text:p>
          </table:table-cell>
          <table:table-cell office:value-type="float" office:value="151.981" calcext:value-type="float">
            <text:p>151.981</text:p>
          </table:table-cell>
          <table:table-cell office:value-type="float" office:value="161.998" calcext:value-type="float">
            <text:p>161.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84871" calcext:value-type="float">
            <text:p>2.84871</text:p>
          </table:table-cell>
          <table:table-cell office:value-type="float" office:value="2.2293" calcext:value-type="float">
            <text:p>2.22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90538" calcext:value-type="float">
            <text:p>2.90538</text:p>
          </table:table-cell>
          <table:table-cell office:value-type="float" office:value="2.25949" calcext:value-type="float">
            <text:p>2.259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01517" calcext:value-type="float">
            <text:p>3.01517</text:p>
          </table:table-cell>
          <table:table-cell office:value-type="float" office:value="2.29583" calcext:value-type="float">
            <text:p>2.295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15529" calcext:value-type="float">
            <text:p>3.15529</text:p>
          </table:table-cell>
          <table:table-cell office:value-type="float" office:value="2.33812" calcext:value-type="float">
            <text:p>2.33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38074" calcext:value-type="float">
            <text:p>3.38074</text:p>
          </table:table-cell>
          <table:table-cell office:value-type="float" office:value="2.39016" calcext:value-type="float">
            <text:p>2.390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5712" calcext:value-type="float">
            <text:p>7.5712</text:p>
          </table:table-cell>
          <table:table-cell office:value-type="float" office:value="2.51618" calcext:value-type="float">
            <text:p>2.51618</text:p>
          </table:table-cell>
          <table:table-cell table:number-columns-repeated="2" office:value-type="float" office:value="194.135" calcext:value-type="float">
            <text:p>194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23916" calcext:value-type="float">
            <text:p>4.23916</text:p>
          </table:table-cell>
          <table:table-cell office:value-type="float" office:value="2.56453" calcext:value-type="float">
            <text:p>2.564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9785" calcext:value-type="float">
            <text:p>7.9785</text:p>
          </table:table-cell>
          <table:table-cell office:value-type="float" office:value="2.83557" calcext:value-type="float">
            <text:p>2.83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82453" calcext:value-type="float">
            <text:p>4.82453</text:p>
          </table:table-cell>
          <table:table-cell office:value-type="float" office:value="2.58342" calcext:value-type="float">
            <text:p>2.583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90219" calcext:value-type="float">
            <text:p>6.90219</text:p>
          </table:table-cell>
          <table:table-cell office:value-type="float" office:value="2.56887" calcext:value-type="float">
            <text:p>2.568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72934" calcext:value-type="float">
            <text:p>7.72934</text:p>
          </table:table-cell>
          <table:table-cell office:value-type="float" office:value="2.75455" calcext:value-type="float">
            <text:p>2.754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9294" calcext:value-type="float">
            <text:p>10.9294</text:p>
          </table:table-cell>
          <table:table-cell office:value-type="float" office:value="3.0409" calcext:value-type="float">
            <text:p>3.0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26076" calcext:value-type="float">
            <text:p>3.26076</text:p>
          </table:table-cell>
          <table:table-cell office:value-type="float" office:value="2.37331" calcext:value-type="float">
            <text:p>2.373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0.862" calcext:value-type="float">
            <text:p>250.862</text:p>
          </table:table-cell>
          <table:table-cell office:value-type="float" office:value="3.89897" calcext:value-type="float">
            <text:p>3.898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98473" calcext:value-type="float">
            <text:p>3.98473</text:p>
          </table:table-cell>
          <table:table-cell office:value-type="float" office:value="2.51665" calcext:value-type="float">
            <text:p>2.516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95708" calcext:value-type="float">
            <text:p>5.95708</text:p>
          </table:table-cell>
          <table:table-cell office:value-type="float" office:value="2.7349" calcext:value-type="float">
            <text:p>2.73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24398" calcext:value-type="float">
            <text:p>6.24398</text:p>
          </table:table-cell>
          <table:table-cell office:value-type="float" office:value="2.59723" calcext:value-type="float">
            <text:p>2.597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28843" calcext:value-type="float">
            <text:p>8.28843</text:p>
          </table:table-cell>
          <table:table-cell office:value-type="float" office:value="2.67264" calcext:value-type="float">
            <text:p>2.67264</text:p>
          </table:table-cell>
          <table:table-cell table:number-columns-repeated="2" office:value-type="float" office:value="116.53" calcext:value-type="float">
            <text:p>116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05609" calcext:value-type="float">
            <text:p>6.05609</text:p>
          </table:table-cell>
          <table:table-cell office:value-type="float" office:value="2.44957" calcext:value-type="float">
            <text:p>2.449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03015" calcext:value-type="float">
            <text:p>3.03015</text:p>
          </table:table-cell>
          <table:table-cell office:value-type="float" office:value="2.32871" calcext:value-type="float">
            <text:p>2.328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11217" calcext:value-type="float">
            <text:p>3.11217</text:p>
          </table:table-cell>
          <table:table-cell office:value-type="float" office:value="2.35885" calcext:value-type="float">
            <text:p>2.358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11579" calcext:value-type="float">
            <text:p>3.11579</text:p>
          </table:table-cell>
          <table:table-cell office:value-type="float" office:value="2.39335" calcext:value-type="float">
            <text:p>2.393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22393" calcext:value-type="float">
            <text:p>3.22393</text:p>
          </table:table-cell>
          <table:table-cell office:value-type="float" office:value="2.4288" calcext:value-type="float">
            <text:p>2.42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36116" calcext:value-type="float">
            <text:p>3.36116</text:p>
          </table:table-cell>
          <table:table-cell office:value-type="float" office:value="2.46689" calcext:value-type="float">
            <text:p>2.466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43787" calcext:value-type="float">
            <text:p>3.43787</text:p>
          </table:table-cell>
          <table:table-cell office:value-type="float" office:value="2.51133" calcext:value-type="float">
            <text:p>2.51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59403" calcext:value-type="float">
            <text:p>3.59403</text:p>
          </table:table-cell>
          <table:table-cell office:value-type="float" office:value="2.56392" calcext:value-type="float">
            <text:p>2.563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73575" calcext:value-type="float">
            <text:p>3.73575</text:p>
          </table:table-cell>
          <table:table-cell office:value-type="float" office:value="2.62578" calcext:value-type="float">
            <text:p>2.62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08172" calcext:value-type="float">
            <text:p>4.08172</text:p>
          </table:table-cell>
          <table:table-cell office:value-type="float" office:value="2.71029" calcext:value-type="float">
            <text:p>2.710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28499" calcext:value-type="float">
            <text:p>5.28499</text:p>
          </table:table-cell>
          <table:table-cell office:value-type="float" office:value="2.88435" calcext:value-type="float">
            <text:p>2.884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08669" calcext:value-type="float">
            <text:p>7.08669</text:p>
          </table:table-cell>
          <table:table-cell office:value-type="float" office:value="2.89207" calcext:value-type="float">
            <text:p>2.892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02226" calcext:value-type="float">
            <text:p>4.02226</text:p>
          </table:table-cell>
          <table:table-cell office:value-type="float" office:value="2.69931" calcext:value-type="float">
            <text:p>2.699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33498" calcext:value-type="float">
            <text:p>4.33498</text:p>
          </table:table-cell>
          <table:table-cell office:value-type="float" office:value="2.72696" calcext:value-type="float">
            <text:p>2.726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35114" calcext:value-type="float">
            <text:p>5.35114</text:p>
          </table:table-cell>
          <table:table-cell office:value-type="float" office:value="2.87409" calcext:value-type="float">
            <text:p>2.87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66255" calcext:value-type="float">
            <text:p>7.66255</text:p>
          </table:table-cell>
          <table:table-cell office:value-type="float" office:value="2.93578" calcext:value-type="float">
            <text:p>2.93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26597" calcext:value-type="float">
            <text:p>4.26597</text:p>
          </table:table-cell>
          <table:table-cell office:value-type="float" office:value="2.71027" calcext:value-type="float">
            <text:p>2.71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63563" calcext:value-type="float">
            <text:p>4.63563</text:p>
          </table:table-cell>
          <table:table-cell office:value-type="float" office:value="2.78565" calcext:value-type="float">
            <text:p>2.785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14482" calcext:value-type="float">
            <text:p>5.14482</text:p>
          </table:table-cell>
          <table:table-cell office:value-type="float" office:value="2.88043" calcext:value-type="float">
            <text:p>2.880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31.024" calcext:value-type="float">
            <text:p>231.024</text:p>
          </table:table-cell>
          <table:table-cell office:value-type="float" office:value="4.82168" calcext:value-type="float">
            <text:p>4.82168</text:p>
          </table:table-cell>
          <table:table-cell office:value-type="float" office:value="491.303" calcext:value-type="float">
            <text:p>491.303</text:p>
          </table:table-cell>
          <table:table-cell office:value-type="float" office:value="424.392" calcext:value-type="float">
            <text:p>424.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89497" calcext:value-type="float">
            <text:p>7.89497</text:p>
          </table:table-cell>
          <table:table-cell office:value-type="float" office:value="3.03377" calcext:value-type="float">
            <text:p>3.033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6634" calcext:value-type="float">
            <text:p>6.76634</text:p>
          </table:table-cell>
          <table:table-cell office:value-type="float" office:value="3.01243" calcext:value-type="float">
            <text:p>3.01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69893" calcext:value-type="float">
            <text:p>5.69893</text:p>
          </table:table-cell>
          <table:table-cell office:value-type="float" office:value="3.04824" calcext:value-type="float">
            <text:p>3.048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78043" calcext:value-type="float">
            <text:p>7.78043</text:p>
          </table:table-cell>
          <table:table-cell office:value-type="float" office:value="3.35329" calcext:value-type="float">
            <text:p>3.353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7671" calcext:value-type="float">
            <text:p>10.7671</text:p>
          </table:table-cell>
          <table:table-cell office:value-type="float" office:value="3.43055" calcext:value-type="float">
            <text:p>3.430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7518" calcext:value-type="float">
            <text:p>10.7518</text:p>
          </table:table-cell>
          <table:table-cell office:value-type="float" office:value="3.61345" calcext:value-type="float">
            <text:p>3.61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.7416" calcext:value-type="float">
            <text:p>11.7416</text:p>
          </table:table-cell>
          <table:table-cell office:value-type="float" office:value="3.19195" calcext:value-type="float">
            <text:p>3.19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01052" calcext:value-type="float">
            <text:p>8.01052</text:p>
          </table:table-cell>
          <table:table-cell office:value-type="float" office:value="2.92698" calcext:value-type="float">
            <text:p>2.926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.2503" calcext:value-type="float">
            <text:p>13.2503</text:p>
          </table:table-cell>
          <table:table-cell office:value-type="float" office:value="3.00803" calcext:value-type="float">
            <text:p>3.008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77736" calcext:value-type="float">
            <text:p>3.77736</text:p>
          </table:table-cell>
          <table:table-cell office:value-type="float" office:value="2.48004" calcext:value-type="float">
            <text:p>2.48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0788" calcext:value-type="float">
            <text:p>4.0788</text:p>
          </table:table-cell>
          <table:table-cell office:value-type="float" office:value="2.55521" calcext:value-type="float">
            <text:p>2.55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61433" calcext:value-type="float">
            <text:p>4.61433</text:p>
          </table:table-cell>
          <table:table-cell office:value-type="float" office:value="2.67483" calcext:value-type="float">
            <text:p>2.674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42153" calcext:value-type="float">
            <text:p>5.42153</text:p>
          </table:table-cell>
          <table:table-cell office:value-type="float" office:value="2.83404" calcext:value-type="float">
            <text:p>2.834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23012" calcext:value-type="float">
            <text:p>9.23012</text:p>
          </table:table-cell>
          <table:table-cell office:value-type="float" office:value="3.01881" calcext:value-type="float">
            <text:p>3.018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31151" calcext:value-type="float">
            <text:p>5.31151</text:p>
          </table:table-cell>
          <table:table-cell office:value-type="float" office:value="2.7596" calcext:value-type="float">
            <text:p>2.75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4.188" calcext:value-type="float">
            <text:p>334.188</text:p>
          </table:table-cell>
          <table:table-cell office:value-type="float" office:value="5.7646" calcext:value-type="float">
            <text:p>5.76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.20545" calcext:value-type="float">
            <text:p>9.20545</text:p>
          </table:table-cell>
          <table:table-cell office:value-type="float" office:value="2.95353" calcext:value-type="float">
            <text:p>2.953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.1508" calcext:value-type="float">
            <text:p>15.1508</text:p>
          </table:table-cell>
          <table:table-cell office:value-type="float" office:value="3.4546" calcext:value-type="float">
            <text:p>3.4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.3746" calcext:value-type="float">
            <text:p>11.3746</text:p>
          </table:table-cell>
          <table:table-cell office:value-type="float" office:value="2.45642" calcext:value-type="float">
            <text:p>2.456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84459" calcext:value-type="float">
            <text:p>4.84459</text:p>
          </table:table-cell>
          <table:table-cell office:value-type="float" office:value="2.13386" calcext:value-type="float">
            <text:p>2.13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75537" calcext:value-type="float">
            <text:p>2.75537</text:p>
          </table:table-cell>
          <table:table-cell office:value-type="float" office:value="2.08686" calcext:value-type="float">
            <text:p>2.08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94773" calcext:value-type="float">
            <text:p>2.94773</text:p>
          </table:table-cell>
          <table:table-cell office:value-type="float" office:value="2.11226" calcext:value-type="float">
            <text:p>2.112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02926" calcext:value-type="float">
            <text:p>3.02926</text:p>
          </table:table-cell>
          <table:table-cell office:value-type="float" office:value="2.14241" calcext:value-type="float">
            <text:p>2.14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23428" calcext:value-type="float">
            <text:p>3.23428</text:p>
          </table:table-cell>
          <table:table-cell office:value-type="float" office:value="2.17672" calcext:value-type="float">
            <text:p>2.176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42403" calcext:value-type="float">
            <text:p>3.42403</text:p>
          </table:table-cell>
          <table:table-cell office:value-type="float" office:value="2.2174" calcext:value-type="float">
            <text:p>2.2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.8168" calcext:value-type="float">
            <text:p>15.8168</text:p>
          </table:table-cell>
          <table:table-cell office:value-type="float" office:value="2.38735" calcext:value-type="float">
            <text:p>2.38735</text:p>
          </table:table-cell>
          <table:table-cell table:number-columns-repeated="2" office:value-type="float" office:value="246.893" calcext:value-type="float">
            <text:p>246.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21686" calcext:value-type="float">
            <text:p>4.21686</text:p>
          </table:table-cell>
          <table:table-cell office:value-type="float" office:value="2.34728" calcext:value-type="float">
            <text:p>2.347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34862" calcext:value-type="float">
            <text:p>5.34862</text:p>
          </table:table-cell>
          <table:table-cell office:value-type="float" office:value="2.46977" calcext:value-type="float">
            <text:p>2.469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.4287" calcext:value-type="float">
            <text:p>14.4287</text:p>
          </table:table-cell>
          <table:table-cell office:value-type="float" office:value="2.98138" calcext:value-type="float">
            <text:p>2.98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71073" calcext:value-type="float">
            <text:p>2.71073</text:p>
          </table:table-cell>
          <table:table-cell office:value-type="float" office:value="2.0846" calcext:value-type="float">
            <text:p>2.08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80054" calcext:value-type="float">
            <text:p>2.80054</text:p>
          </table:table-cell>
          <table:table-cell office:value-type="float" office:value="2.11476" calcext:value-type="float">
            <text:p>2.11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01089" calcext:value-type="float">
            <text:p>3.01089</text:p>
          </table:table-cell>
          <table:table-cell office:value-type="float" office:value="2.14882" calcext:value-type="float">
            <text:p>2.148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17648" calcext:value-type="float">
            <text:p>3.17648</text:p>
          </table:table-cell>
          <table:table-cell office:value-type="float" office:value="2.1955" calcext:value-type="float">
            <text:p>2.19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55089" calcext:value-type="float">
            <text:p>3.55089</text:p>
          </table:table-cell>
          <table:table-cell office:value-type="float" office:value="2.26107" calcext:value-type="float">
            <text:p>2.261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27887" calcext:value-type="float">
            <text:p>4.27887</text:p>
          </table:table-cell>
          <table:table-cell office:value-type="float" office:value="2.37956" calcext:value-type="float">
            <text:p>2.379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95815" calcext:value-type="float">
            <text:p>9.95815</text:p>
          </table:table-cell>
          <table:table-cell office:value-type="float" office:value="2.67365" calcext:value-type="float">
            <text:p>2.673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5196" calcext:value-type="float">
            <text:p>2.5196</text:p>
          </table:table-cell>
          <table:table-cell office:value-type="float" office:value="2.04703" calcext:value-type="float">
            <text:p>2.04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57456" calcext:value-type="float">
            <text:p>2.57456</text:p>
          </table:table-cell>
          <table:table-cell office:value-type="float" office:value="2.06459" calcext:value-type="float">
            <text:p>2.06459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4:36:07.803756119</meta:creation-date>
    <dc:date>2023-04-25T14:36:55.125151582</dc:date>
    <meta:editing-duration>PT48S</meta:editing-duration>
    <meta:editing-cycles>1</meta:editing-cycles>
    <meta:document-statistic meta:table-count="1" meta:cell-count="2807" meta:object-count="0"/>
    <meta:generator>LibreOffice/7.3.7.2$Linux_X86_64 LibreOffice_project/30$Build-2</meta:generator>
  </office:meta>
</office:document-meta>
</file>